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paragraph-rsid="00054174"/>
    </style:style>
    <style:style style:name="P4" style:family="paragraph" style:parent-style-name="Text_20_body">
      <style:paragraph-properties fo:margin-left="0cm" fo:margin-right="0cm" fo:text-align="justify" style:justify-single-word="false" fo:text-indent="0.499cm" style:auto-text-indent="false"/>
      <style:text-properties officeooo:paragraph-rsid="00057ba1"/>
    </style:style>
    <style:style style:name="P5" style:family="paragraph" style:parent-style-name="Text_20_body">
      <style:paragraph-properties fo:margin-left="0cm" fo:margin-right="0cm" fo:text-align="justify" style:justify-single-word="false" fo:text-indent="0.499cm" style:auto-text-indent="false"/>
      <style:text-properties officeooo:paragraph-rsid="00070da7"/>
    </style:style>
    <style:style style:name="P6" style:family="paragraph" style:parent-style-name="Text_20_body">
      <style:paragraph-properties fo:margin-left="0cm" fo:margin-right="0cm" fo:text-align="justify" style:justify-single-word="false" fo:text-indent="0.499cm" style:auto-text-indent="false"/>
      <style:text-properties officeooo:paragraph-rsid="00072ab5"/>
    </style:style>
    <style:style style:name="P7" style:family="paragraph" style:parent-style-name="Text_20_body">
      <style:paragraph-properties fo:margin-left="0cm" fo:margin-right="0cm" fo:text-align="justify" style:justify-single-word="false" fo:text-indent="0.499cm" style:auto-text-indent="false"/>
      <style:text-properties officeooo:paragraph-rsid="00076960"/>
    </style:style>
    <style:style style:name="P8" style:family="paragraph" style:parent-style-name="Text_20_body">
      <style:paragraph-properties fo:margin-left="0cm" fo:margin-right="0cm" fo:text-align="justify" style:justify-single-word="false" fo:text-indent="0.499cm" style:auto-text-indent="false"/>
      <style:text-properties officeooo:paragraph-rsid="0007d9f6"/>
    </style:style>
    <style:style style:name="P9" style:family="paragraph" style:parent-style-name="Text_20_body">
      <style:paragraph-properties fo:margin-left="0cm" fo:margin-right="0cm" fo:text-align="justify" style:justify-single-word="false" fo:text-indent="0.499cm" style:auto-text-indent="false"/>
      <style:text-properties officeooo:paragraph-rsid="0008b121"/>
    </style:style>
    <style:style style:name="P10" style:family="paragraph" style:parent-style-name="Text_20_body">
      <style:paragraph-properties fo:margin-left="0cm" fo:margin-right="0cm" fo:text-align="justify" style:justify-single-word="false" fo:text-indent="0.499cm" style:auto-text-indent="false"/>
      <style:text-properties officeooo:paragraph-rsid="00090994"/>
    </style:style>
    <style:style style:name="P11" style:family="paragraph" style:parent-style-name="Text_20_body">
      <style:paragraph-properties fo:margin-left="0cm" fo:margin-right="0cm" fo:text-align="justify" style:justify-single-word="false" fo:text-indent="0.499cm" style:auto-text-indent="false"/>
      <style:text-properties officeooo:paragraph-rsid="000abedb"/>
    </style:style>
    <style:style style:name="P12" style:family="paragraph" style:parent-style-name="Text_20_body">
      <style:paragraph-properties fo:margin-left="0cm" fo:margin-right="0cm" fo:text-align="justify" style:justify-single-word="false" fo:text-indent="0.499cm" style:auto-text-indent="false"/>
      <style:text-properties officeooo:paragraph-rsid="000c40d0"/>
    </style:style>
    <style:style style:name="P13" style:family="paragraph" style:parent-style-name="Text_20_body">
      <style:paragraph-properties fo:margin-left="0cm" fo:margin-right="0cm" fo:text-align="justify" style:justify-single-word="false" fo:text-indent="0.499cm" style:auto-text-indent="false"/>
      <style:text-properties officeooo:paragraph-rsid="000c81ec"/>
    </style:style>
    <style:style style:name="P14" style:family="paragraph" style:parent-style-name="Text_20_body">
      <style:paragraph-properties fo:margin-left="0cm" fo:margin-right="0cm" fo:text-align="center" style:justify-single-word="false" fo:text-indent="0.499cm" style:auto-text-indent="false"/>
    </style:style>
    <style:style style:name="P15" style:family="paragraph" style:parent-style-name="Text_20_body">
      <style:paragraph-properties fo:margin-left="0cm" fo:margin-right="0cm" fo:text-align="center" style:justify-single-word="false" fo:text-indent="0.499cm" style:auto-text-indent="false"/>
      <style:text-properties officeooo:paragraph-rsid="00076960"/>
    </style:style>
    <style:style style:name="P16" style:family="paragraph" style:parent-style-name="Text_20_body">
      <style:paragraph-properties fo:margin-left="0cm" fo:margin-right="0cm" fo:text-align="center" style:justify-single-word="false" fo:text-indent="0.499cm" style:auto-text-indent="false"/>
      <style:text-properties officeooo:paragraph-rsid="0007d9f6"/>
    </style:style>
    <style:style style:name="P17" style:family="paragraph" style:parent-style-name="Text_20_body">
      <style:paragraph-properties fo:margin-left="0cm" fo:margin-right="0cm" fo:text-align="center" style:justify-single-word="false" fo:text-indent="0.499cm" style:auto-text-indent="false"/>
      <style:text-properties officeooo:paragraph-rsid="0008b121"/>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9"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00ccff" officeooo:paragraph-rsid="00072ab5"/>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officeooo:paragraph-rsid="00072ab5"/>
    </style:style>
    <style:style style:name="P2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66ffff"/>
    </style:style>
    <style:style style:name="P30"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4"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3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Standard">
      <style:paragraph-properties fo:margin-left="0cm" fo:margin-right="0cm" fo:margin-top="0cm" fo:margin-bottom="0.212cm" style:contextual-spacing="false" fo:text-align="justify" style:justify-single-word="false" fo:text-indent="0.499cm" style:auto-text-indent="false"/>
    </style:style>
    <style:style style:name="P40"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1" style:family="paragraph" style:parent-style-name="Text_20_body">
      <style:text-properties fo:language="ru" fo:country="RU"/>
    </style:style>
    <style:style style:name="P42" style:family="paragraph" style:parent-style-name="Text_20_body">
      <style:paragraph-properties fo:text-align="justify" style:justify-single-word="false"/>
      <style:text-properties fo:language="ru" fo:country="RU"/>
    </style:style>
    <style:style style:name="P43" style:family="paragraph" style:parent-style-name="Text_20_body">
      <style:paragraph-properties fo:text-align="justify" style:justify-single-word="false"/>
    </style:style>
    <style:style style:name="P44" style:family="paragraph" style:parent-style-name="Text_20_body">
      <style:paragraph-properties fo:margin-top="0cm" fo:margin-bottom="0.212cm" style:contextual-spacing="false" fo:text-align="justify" style:justify-single-word="false"/>
      <style:text-properties fo:language="ru" fo:country="RU"/>
    </style:style>
    <style:style style:name="P45" style:family="paragraph" style:parent-style-name="Text_20_body">
      <style:paragraph-properties fo:margin-top="0cm" fo:margin-bottom="0.212cm" style:contextual-spacing="false" fo:text-align="justify" style:justify-single-word="false"/>
      <style:text-properties fo:language="en" fo:country="US"/>
    </style:style>
    <style:style style:name="P46"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47"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48"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49"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50" style:family="paragraph" style:parent-style-name="First_20_line_20_indent">
      <style:text-properties fo:language="ru" fo:country="RU"/>
    </style:style>
    <style:style style:name="P51" style:family="paragraph" style:parent-style-name="First_20_line_20_indent">
      <style:text-properties fo:font-size="15pt" fo:language="ru" fo:country="RU" style:font-size-asian="15pt" style:font-size-complex="15pt"/>
    </style:style>
    <style:style style:name="P52" style:family="paragraph" style:parent-style-name="First_20_line_20_indent">
      <style:paragraph-properties fo:margin-left="0cm" fo:margin-right="0cm" fo:text-indent="0cm" style:auto-text-indent="false"/>
      <style:text-properties fo:language="ru" fo:country="RU"/>
    </style:style>
    <style:style style:name="P53"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5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5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5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5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5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59"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60" style:family="paragraph" style:parent-style-name="Text_20_body">
      <style:paragraph-properties fo:margin-left="0cm" fo:margin-right="0cm" fo:text-align="justify" style:justify-single-word="false" fo:text-indent="0cm" style:auto-text-indent="false"/>
    </style:style>
    <style:style style:name="P61"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cm" style:auto-text-indent="false"/>
      <style:text-properties fo:language="en" fo:country="US"/>
    </style:style>
    <style:style style:name="P63" style:family="paragraph" style:parent-style-name="Text_20_body">
      <style:paragraph-properties fo:margin-left="0cm" fo:margin-right="0cm" fo:text-align="center" style:justify-single-word="false" fo:text-indent="0cm" style:auto-text-indent="false"/>
    </style:style>
    <style:style style:name="P64" style:family="paragraph" style:parent-style-name="Text_20_body">
      <style:paragraph-properties fo:margin-left="0cm" fo:margin-right="0cm" fo:text-align="justify" style:justify-single-word="false" fo:text-indent="0cm" style:auto-text-indent="false"/>
      <style:text-properties fo:color="#800000"/>
    </style:style>
    <style:style style:name="P6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66" style:family="paragraph" style:parent-style-name="Heading_20_1">
      <style:paragraph-properties fo:margin-left="0cm" fo:margin-right="0cm" fo:text-align="center" style:justify-single-word="false" fo:text-indent="0.499cm" style:auto-text-indent="false"/>
    </style:style>
    <style:style style:name="P67" style:family="paragraph" style:parent-style-name="First_20_line_20_indent" style:list-style-name="L18">
      <style:text-properties fo:language="ru" fo:country="RU"/>
    </style:style>
    <style:style style:name="P68" style:family="paragraph" style:parent-style-name="First_20_line_20_indent" style:list-style-name="L19">
      <style:text-properties fo:language="ru" fo:country="RU"/>
    </style:style>
    <style:style style:name="P69" style:family="paragraph" style:parent-style-name="First_20_line_20_indent" style:list-style-name="L19">
      <style:paragraph-properties fo:margin-left="0cm" fo:margin-right="0cm" fo:text-indent="0cm" style:auto-text-indent="false"/>
      <style:text-properties fo:language="ru" fo:country="RU"/>
    </style:style>
    <style:style style:name="P70" style:family="paragraph" style:parent-style-name="Heading_20_2">
      <style:text-properties fo:language="ru" fo:country="RU"/>
    </style:style>
    <style:style style:name="P71" style:family="paragraph" style:parent-style-name="Heading_20_2">
      <style:paragraph-properties fo:margin-left="0cm" fo:margin-right="0cm" fo:text-indent="0.499cm" style:auto-text-indent="false"/>
    </style:style>
    <style:style style:name="P72" style:family="paragraph" style:parent-style-name="Text_20_body" style:list-style-name="L1">
      <style:paragraph-properties fo:text-align="justify" style:justify-single-word="false"/>
    </style:style>
    <style:style style:name="P73" style:family="paragraph" style:parent-style-name="Text_20_body" style:list-style-name="L1">
      <style:paragraph-properties fo:text-align="justify" style:justify-single-word="false"/>
      <style:text-properties fo:language="ru" fo:country="RU"/>
    </style:style>
    <style:style style:name="P74" style:family="paragraph" style:parent-style-name="Text_20_body" style:list-style-name="L2">
      <style:paragraph-properties fo:text-align="justify" style:justify-single-word="false"/>
      <style:text-properties fo:language="ru" fo:country="RU"/>
    </style:style>
    <style:style style:name="P75" style:family="paragraph" style:parent-style-name="Text_20_body" style:list-style-name="L10">
      <style:paragraph-properties fo:text-align="justify" style:justify-single-word="false"/>
      <style:text-properties fo:language="ru" fo:country="RU"/>
    </style:style>
    <style:style style:name="P76" style:family="paragraph" style:parent-style-name="Text_20_body" style:list-style-name="L11">
      <style:paragraph-properties fo:text-align="justify" style:justify-single-word="false"/>
      <style:text-properties fo:language="ru" fo:country="RU"/>
    </style:style>
    <style:style style:name="P77" style:family="paragraph" style:parent-style-name="Text_20_body" style:list-style-name="L12">
      <style:paragraph-properties fo:text-align="justify" style:justify-single-word="false"/>
      <style:text-properties fo:language="ru" fo:country="RU"/>
    </style:style>
    <style:style style:name="P78" style:family="paragraph" style:parent-style-name="Text_20_body" style:list-style-name="L3">
      <style:text-properties fo:language="ru" fo:country="RU"/>
    </style:style>
    <style:style style:name="P79" style:family="paragraph" style:parent-style-name="Text_20_body" style:list-style-name="L8">
      <style:text-properties fo:language="ru" fo:country="RU"/>
    </style:style>
    <style:style style:name="P80" style:family="paragraph" style:parent-style-name="Text_20_body" style:list-style-name="L9">
      <style:text-properties fo:language="ru" fo:country="RU"/>
    </style:style>
    <style:style style:name="P8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officeooo:paragraph-rsid="000d522a"/>
    </style:style>
    <style:style style:name="P83" style:family="paragraph" style:parent-style-name="Text_20_body">
      <style:paragraph-properties fo:margin-left="0cm" fo:margin-right="0cm" fo:text-align="justify" style:justify-single-word="false" fo:text-indent="0.499cm" style:auto-text-indent="false"/>
      <style:text-properties officeooo:paragraph-rsid="000dca5d"/>
    </style:style>
    <style:style style:name="P84" style:family="paragraph" style:parent-style-name="Text_20_body">
      <style:paragraph-properties fo:margin-left="0cm" fo:margin-right="0cm" fo:text-align="justify" style:justify-single-word="false" fo:text-indent="0.499cm" style:auto-text-indent="false"/>
      <style:text-properties officeooo:paragraph-rsid="000edf14"/>
    </style:style>
    <style:style style:name="P85" style:family="paragraph" style:parent-style-name="Text_20_body">
      <style:paragraph-properties fo:margin-left="0cm" fo:margin-right="0cm" fo:text-align="justify" style:justify-single-word="false" fo:text-indent="0.499cm" style:auto-text-indent="false"/>
      <style:text-properties officeooo:paragraph-rsid="00104aae"/>
    </style:style>
    <style:style style:name="P86" style:family="paragraph" style:parent-style-name="Text_20_body">
      <style:paragraph-properties fo:margin-left="0cm" fo:margin-right="0cm" fo:text-align="justify" style:justify-single-word="false" fo:text-indent="0.499cm" style:auto-text-indent="false"/>
      <style:text-properties officeooo:paragraph-rsid="0011c9df"/>
    </style:style>
    <style:style style:name="P87" style:family="paragraph" style:parent-style-name="Text_20_body">
      <style:paragraph-properties fo:margin-left="0cm" fo:margin-right="0cm" fo:text-align="center" style:justify-single-word="false" fo:text-indent="0.499cm" style:auto-text-indent="false"/>
      <style:text-properties officeooo:paragraph-rsid="000d522a"/>
    </style:style>
    <style:style style:name="P88" style:family="paragraph" style:parent-style-name="Text_20_body">
      <style:paragraph-properties fo:margin-left="0cm" fo:margin-right="0cm" fo:text-align="center" style:justify-single-word="false" fo:text-indent="0.499cm" style:auto-text-indent="false"/>
      <style:text-properties officeooo:paragraph-rsid="0011c9df"/>
    </style:style>
    <style:style style:name="P89" style:family="paragraph" style:parent-style-name="Text_20_body">
      <style:paragraph-properties fo:margin-left="0cm" fo:margin-right="0cm" fo:text-align="justify" style:justify-single-word="false" fo:text-indent="0.499cm" style:auto-text-indent="false"/>
      <style:text-properties fo:color="#800000" officeooo:paragraph-rsid="0011c9df"/>
    </style:style>
    <style:style style:name="P90"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91"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92"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93"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94"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95"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96"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97"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98"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99"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100"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101"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fo:background-color="transparent"/>
    </style:style>
    <style:style style:name="P102" style:family="paragraph" style:parent-style-name="Text_20_body" style:list-style-name="L22">
      <style:paragraph-properties fo:margin-top="0cm" fo:margin-bottom="0.212cm" style:contextual-spacing="false" fo:text-align="justify" style:justify-single-word="false"/>
      <style:text-properties style:use-window-font-color="true" fo:language="ru" fo:country="RU"/>
    </style:style>
    <style:style style:name="P103" style:family="paragraph" style:parent-style-name="Text_20_body" style:list-style-name="L23">
      <style:paragraph-properties fo:margin-top="0cm" fo:margin-bottom="0.212cm" style:contextual-spacing="false" fo:text-align="justify" style:justify-single-word="false"/>
      <style:text-properties fo:language="en" fo:country="US"/>
    </style:style>
    <style:style style:name="P104" style:family="paragraph" style:parent-style-name="Text_20_body" style:list-style-name="L23">
      <style:paragraph-properties fo:margin-top="0cm" fo:margin-bottom="0.212cm" style:contextual-spacing="false"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officeooo:rsid="00054174"/>
    </style:style>
    <style:style style:name="T3" style:family="text">
      <style:text-properties fo:language="ru" fo:country="RU" officeooo:rsid="00070da7"/>
    </style:style>
    <style:style style:name="T4" style:family="text">
      <style:text-properties fo:language="ru" fo:country="RU" officeooo:rsid="00076960"/>
    </style:style>
    <style:style style:name="T5" style:family="text">
      <style:text-properties fo:language="ru" fo:country="RU" officeooo:rsid="0007d9f6"/>
    </style:style>
    <style:style style:name="T6" style:family="text">
      <style:text-properties fo:language="ru" fo:country="RU" officeooo:rsid="00090994"/>
    </style:style>
    <style:style style:name="T7" style:family="text">
      <style:text-properties fo:language="ru" fo:country="RU" officeooo:rsid="000d522a"/>
    </style:style>
    <style:style style:name="T8" style:family="text">
      <style:text-properties fo:language="ru" fo:country="RU" officeooo:rsid="000dca5d"/>
    </style:style>
    <style:style style:name="T9" style:family="text">
      <style:text-properties fo:language="ru" fo:country="RU" officeooo:rsid="00104aae"/>
    </style:style>
    <style:style style:name="T10" style:family="text">
      <style:text-properties fo:language="ru" fo:country="RU" officeooo:rsid="0011c9df"/>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057ba1"/>
    </style:style>
    <style:style style:name="T14" style:family="text">
      <style:text-properties fo:language="en" fo:country="US" officeooo:rsid="00072ab5"/>
    </style:style>
    <style:style style:name="T15" style:family="text">
      <style:text-properties fo:language="en" fo:country="US" officeooo:rsid="00076960"/>
    </style:style>
    <style:style style:name="T16" style:family="text">
      <style:text-properties fo:language="en" fo:country="US" officeooo:rsid="0007d9f6"/>
    </style:style>
    <style:style style:name="T17" style:family="text">
      <style:text-properties fo:language="en" fo:country="US" officeooo:rsid="0008b121"/>
    </style:style>
    <style:style style:name="T18" style:family="text">
      <style:text-properties fo:language="en" fo:country="US" officeooo:rsid="00090994"/>
    </style:style>
    <style:style style:name="T19" style:family="text">
      <style:text-properties fo:language="en" fo:country="US" officeooo:rsid="000abedb"/>
    </style:style>
    <style:style style:name="T20" style:family="text">
      <style:text-properties fo:language="en" fo:country="US" officeooo:rsid="000c40d0"/>
    </style:style>
    <style:style style:name="T21" style:family="text">
      <style:text-properties fo:language="en" fo:country="US" officeooo:rsid="000c81ec"/>
    </style:style>
    <style:style style:name="T22" style:family="text">
      <style:text-properties fo:language="en" fo:country="US" officeooo:rsid="000d522a"/>
    </style:style>
    <style:style style:name="T23" style:family="text">
      <style:text-properties fo:language="en" fo:country="US" officeooo:rsid="000edf14"/>
    </style:style>
    <style:style style:name="T24" style:family="text">
      <style:text-properties fo:language="en" fo:country="US" officeooo:rsid="00104aae"/>
    </style:style>
    <style:style style:name="T25" style:family="text">
      <style:text-properties fo:language="en" fo:country="US" officeooo:rsid="0011c9df"/>
    </style:style>
    <style:style style:name="T26" style:family="text">
      <style:text-properties fo:color="#ff3333"/>
    </style:style>
    <style:style style:name="T27" style:family="text">
      <style:text-properties fo:color="#ff3333" fo:language="ru" fo:country="RU"/>
    </style:style>
    <style:style style:name="T28" style:family="text">
      <style:text-properties fo:font-style="italic" style:font-style-asian="italic" style:font-style-complex="italic"/>
    </style:style>
    <style:style style:name="T29" style:family="text">
      <style:text-properties fo:color="#6666ff" fo:language="ru" fo:country="RU"/>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ru" fo:country="RU" officeooo:rsid="000c81ec"/>
    </style:style>
    <style:style style:name="T33" style:family="text">
      <style:text-properties fo:color="#800000" fo:language="ru" fo:country="RU" officeooo:rsid="000d522a"/>
    </style:style>
    <style:style style:name="T34" style:family="text">
      <style:text-properties fo:color="#800000" fo:language="en" fo:country="US" officeooo:rsid="0011c9df"/>
    </style:style>
    <style:style style:name="T35" style:family="text">
      <style:text-properties fo:color="#ff6600"/>
    </style:style>
    <style:style style:name="T36" style:family="text">
      <style:text-properties fo:color="#ff6600" fo:language="ru" fo:country="RU"/>
    </style:style>
    <style:style style:name="T37" style:family="text">
      <style:text-properties fo:color="#ff6600" fo:language="ru" fo:country="RU" fo:font-style="normal" style:font-style-asian="normal" style:font-style-complex="normal"/>
    </style:style>
    <style:style style:name="T38" style:family="text">
      <style:text-properties fo:font-weight="bold" style:font-weight-asian="bold" style:font-weight-complex="bold"/>
    </style:style>
    <style:style style:name="T39" style:family="text">
      <style:text-properties style:use-window-font-color="true"/>
    </style:style>
    <style:style style:name="T40"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Последний фанфик</text:h>
      <text:p text:style-name="P2"/>
      <text:p text:style-name="P18">Оригинал (недоступен, «спасибо» гуглу):</text:p>
      <text:p text:style-name="P2"><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2"/>
      <text:h text:style-name="Heading_20_2" text:outline-level="2">Прочитанные фанфики</text:h>
      <text:h text:style-name="Heading_20_3" text:outline-level="3">Лучшие</text:h>
      <text:p text:style-name="P2"><text:a xlink:type="simple" xlink:href="http://everypony.ru/fanfik-na-dosuge-iskrenne-tvoya" text:style-name="Internet_20_link">http://everypony.ru/fanfik-na-dosuge-iskrenne-tvoya</text:a></text:p>
      <text:p text:style-name="P2"><text:a xlink:type="simple" xlink:href="http://everypony.ru/rasskaz-tysyacha-let-v-odinochestve" text:style-name="Internet_20_link">http://everypony.ru/rasskaz-tysyacha-let-v-odinochestve</text:a></text:p>
      <text:p text:style-name="P2"><text:a xlink:type="simple" xlink:href="https://darkpony.ru/vechno-moloda" text:style-name="Internet_20_link">https://darkpony.ru/vechno-moloda</text:a></text:p>
      <text:p text:style-name="P2"><text:a xlink:type="simple" xlink:href="https://darkpony.ru/tvajlajt-sparkl-zavarivaet-chaj/" text:style-name="Internet_20_link">https://darkpony.ru/tvajlajt-sparkl-zavarivaet-chaj/</text:a></text:p>
      <text:p text:style-name="P2"><text:a xlink:type="simple" xlink:href="http://everypony.ru/instrukciya-po-pravilnomu-shippingu" text:style-name="Internet_20_link">http://everypony.ru/instrukciya-po-pravilnomu-shippingu</text:a></text:p>
      <text:p text:style-name="P2"><text:a xlink:type="simple" xlink:href="https://darkpony.ru/pastoralnyj-fanfik-pro-krizalis" text:style-name="Internet_20_link">https://darkpony.ru/pastoralnyj-fanfik-pro-krizalis</text:a></text:p>
      <text:p text:style-name="P2"><text:a xlink:type="simple" xlink:href="http://everypony.ru/kogda-mne-bylo-tridcat" text:style-name="Internet_20_link">http://everypony.ru/kogda-mne-bylo-tridcat</text:a></text:p>
      <text:p text:style-name="P2"><text:a xlink:type="simple" xlink:href="https://darkpony.ru/samoe-zavetnoe-zhelanie/" text:style-name="Internet_20_link">https://darkpony.ru/samoe-zavetnoe-zhelanie/</text:a></text:p>
      <text:p text:style-name="P2"><text:a xlink:type="simple" xlink:href="https://darkpony.ru/rent-a-love" text:style-name="Internet_20_link">https://darkpony.ru/rent-a-love</text:a></text:p>
      <text:p text:style-name="P2"><text:a xlink:type="simple" xlink:href="https://darkpony.ru/rent-a-love-never-ever/" text:style-name="Internet_20_link">https://darkpony.ru/rent-a-love-never-ever/</text:a></text:p>
      <text:p text:style-name="P2"><text:a xlink:type="simple" xlink:href="http://everypony.ru/fanfik-na-dosuge-princessa-selestiya-nenavidit-chaj" text:style-name="Internet_20_link">http://everypony.ru/fanfik-na-dosuge-princessa-selestiya-nenavidit-chaj</text:a></text:p>
      <text:p text:style-name="P2"><text:a xlink:type="simple" xlink:href="https://darkpony.ru/to-chto-ty-ne-xochesh-znat/" text:style-name="Internet_20_link">https://darkpony.ru/to-chto-ty-ne-xochesh-znat/</text:a></text:p>
      <text:p text:style-name="P2"/>
      <text:h text:style-name="Heading_20_3" text:outline-level="3">Похуже</text:h>
      <text:p text:style-name="P2"><text:a xlink:type="simple" xlink:href="http://everypony.ru/rasskaz-zabiraj" text:style-name="Internet_20_link">http://everypony.ru/rasskaz-zabiraj</text:a></text:p>
      <text:p text:style-name="P2"><text:a xlink:type="simple" xlink:href="http://stories.everypony.ru/story/32/download/Selestiya_tozhe_lyubit_maffiny.html.zip" text:style-name="Internet_20_link">http://stories.everypony.ru/story/32/download/Selestiya_tozhe_lyubit_maffiny.html.zip</text:a></text:p>
      <text:p text:style-name="P2"><text:a xlink:type="simple" xlink:href="http://everypony.ru/rasskaz-upavshee-nebo" text:style-name="Internet_20_link">http://everypony.ru/rasskaz-upavshee-nebo</text:a></text:p>
      <text:p text:style-name="P2"><text:a xlink:type="simple" xlink:href="http://everypony.ru/rasskaz-fabrika-radug" text:style-name="Internet_20_link">http://everypony.ru/rasskaz-fabrika-radug</text:a></text:p>
      <text:p text:style-name="P2"><text:a xlink:type="simple" xlink:href="http://everypony.ru/rasskaz-po-tu-storonu-radugi" text:style-name="Internet_20_link">http://everypony.ru/rasskaz-po-tu-storonu-radugi</text:a></text:p>
      <text:p text:style-name="P2"><text:a xlink:type="simple" xlink:href="http://everypony.ru/rasskaz-iz-chego-sostoit-raduga" text:style-name="Internet_20_link">http://everypony.ru/rasskaz-iz-chego-sostoit-raduga</text:a></text:p>
      <text:p text:style-name="P2"><text:a xlink:type="simple" xlink:href="http://everypony.ru/rasskaz-i-krylyami-svoimi-ya-ukroyu-tebya" text:style-name="Internet_20_link">http://everypony.ru/rasskaz-i-krylyami-svoimi-ya-ukroyu-tebya</text:a></text:p>
      <text:p text:style-name="P2"><text:a xlink:type="simple" xlink:href="https://darkpony.ru/ksenofiliya/" text:style-name="Internet_20_link">https://darkpony.ru/ksenofiliya/</text:a></text:p>
      <text:p text:style-name="P2"><text:a xlink:type="simple" xlink:href="https://darkpony.ru/xudozhnik-v-ekvestrii-dobavlena-sedmaya-glava/" text:style-name="Internet_20_link">https://darkpony.ru/xudozhnik-v-ekvestrii-dobavlena-sedmaya-glava/</text:a></text:p>
      <text:p text:style-name="P2"><text:a xlink:type="simple" xlink:href="https://darkpony.ru/ulybka-aktrisy/" text:style-name="Internet_20_link">https://darkpony.ru/ulybka-aktrisy/</text:a></text:p>
      <text:p text:style-name="P2"><text:a xlink:type="simple" xlink:href="https://darkpony.ru/liniya-gorizonta/" text:style-name="Internet_20_link">https://darkpony.ru/liniya-gorizonta/</text:a></text:p>
      <text:p text:style-name="P2"><text:a xlink:type="simple" xlink:href="http://everypony.ru/rasskaz-svet-vo-tme" text:style-name="Internet_20_link">http://everypony.ru/rasskaz-svet-vo-tme</text:a></text:p>
      <text:p text:style-name="P2"><text:soft-page-break/><text:a xlink:type="simple" xlink:href="http://everypony.ru/rasskaz-apollon" text:style-name="Internet_20_link">http://everypony.ru/rasskaz-apollon</text:a></text:p>
      <text:p text:style-name="P2"><text:a xlink:type="simple" xlink:href="http://everypony.ru/rasskaz-ponifikaciya-stroptivyx" text:style-name="Internet_20_link">http://everypony.ru/rasskaz-ponifikaciya-stroptivyx</text:a></text:p>
      <text:p text:style-name="P2"><text:a xlink:type="simple" xlink:href="http://everypony.ru/ponytopia" text:style-name="Internet_20_link">http://everypony.ru/ponytopia</text:a></text:p>
      <text:p text:style-name="P2"><text:a xlink:type="simple" xlink:href="http://everypony.ru/rasskaz-maxovik-apokalipsisa" text:style-name="Internet_20_link">http://everypony.ru/rasskaz-maxovik-apokalipsisa</text:a></text:p>
      <text:p text:style-name="P2"><text:a xlink:type="simple" xlink:href="https://darkpony.ru/keksiki-cupcakes/" text:style-name="Internet_20_link">https://darkpony.ru/keksiki-cupcakes/</text:a></text:p>
      <text:p text:style-name="P2"><text:a xlink:type="simple" xlink:href="https://darkpony.ru/keksiki-reabilitaciya/" text:style-name="Internet_20_link">https://darkpony.ru/keksiki-reabilitaciya/</text:a></text:p>
      <text:p text:style-name="P2"><text:a xlink:type="simple" xlink:href="https://darkpony.ru/adazhio-dueta-strunnyx-instrumentov/" text:style-name="Internet_20_link">https://darkpony.ru/adazhio-dueta-strunnyx-instrumentov/</text:a></text:p>
      <text:p text:style-name="P2"><text:a xlink:type="simple" xlink:href="https://darkpony.ru/chto-sluchilos-v-eppldzhek-podarok/" text:style-name="Internet_20_link">https://darkpony.ru/chto-sluchilos-v-eppldzhek-podarok/</text:a></text:p>
      <text:p text:style-name="P2"><text:a xlink:type="simple" xlink:href="https://darkpony.ru/pz1/" text:style-name="Internet_20_link">https://darkpony.ru/pz1/</text:a></text:p>
      <text:p text:style-name="P2"/>
      <text:p text:style-name="P2">Обзоры:</text:p>
      <text:p text:style-name="P2"><text:a xlink:type="simple" xlink:href="http://everypony.ru/po-sledam-epizoda-magical-mystery-cure-volshebnoe-tainstvennoe-chudodejstvie" text:style-name="Internet_20_link">http://everypony.ru/po-sledam-epizoda-magical-mystery-cure-volshebnoe-tainstvennoe-chudodejstvie</text:a></text:p>
      <text:p text:style-name="P2"><text:a xlink:type="simple" xlink:href="http://tabun.everypony.ru/blog/science/75513.html" text:style-name="Internet_20_link">http://tabun.everypony.ru/blog/science/75513.html</text:a></text:p>
      <text:p text:style-name="P2"/>
      <text:p text:style-name="P2"/>
      <text:h text:style-name="Heading_20_2" text:outline-level="2">Идеи</text:h>
      <text:list xml:id="list5453688044283239209" text:style-name="L1">
        <text:list-item>
          <text:p text:style-name="P72">добавить детектив <text:span text:style-name="T1">(реализовано)</text:span>+ магические уроки/трактаты Старсвирла</text:p>
        </text:list-item>
        <text:list-item>
          <text:p text:style-name="P73">Терра несколько раз пытается убить Макса (один раз — в аквапарке). Несколько раз Макса спасает Селестия (даёт приказы Нексусу)</text:p>
        </text:list-item>
        <text:list-item>
          <text:p text:style-name="P73">Книги:</text:p>
        </text:list-item>
      </text:list>
      <text:list xml:id="list7839166671297945975" text:style-name="L2">
        <text:list-item>
          <text:p text:style-name="P74">«Великие грифоны прошлого» - из канона (5<text:span text:style-name="T11">s8e)</text:span></text:p>
        </text:list-item>
        <text:list-item>
          <text:p text:style-name="P74">«Высшие заклинания в повседневном использовании: от песчинки до дворца»</text:p>
        </text:list-item>
        <text:list-item>
          <text:p text:style-name="P74">«Малоизвестные аспекты магии трансформаций»</text:p>
        </text:list-item>
        <text:list-item>
          <text:p text:style-name="P7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4">Дасти Вейфарер «Зебрианская культура, быт и фольклор»</text:p>
        </text:list-item>
        <text:list-item>
          <text:p text:style-name="P74">«Краткая история Эквестрии»</text:p>
        </text:list-item>
        <text:list-item>
          <text:p text:style-name="P74">«Шедевры архитектуры Эквестрии» с разделом о Кантерлотском Королевском Дворце</text:p>
        </text:list-item>
        <text:list-item>
          <text:p text:style-name="P74">«Великие дела и великие чары». Страница 893: ...</text:p>
        </text:list-item>
      </text:list>
      <text:p text:style-name="P18"/>
      <text:h text:style-name="Heading_20_2" text:outline-level="2">Факты об Эквестрии <text:span text:style-name="T1">(согласовать с вики)</text:span></text:h>
      <text:list xml:id="list6970365261525313951" text:style-name="L3">
        <text:list-item>
          <text:p text:style-name="P78">Эквестрия существует несколько тысячелетий. В Вечнодиком лесу расположены руины замка <text:soft-page-break/>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8">Селестия — переменчивая пони. В одно время не строгая, а в другое может быть такой, что страшно становится</text:p>
        </text:list-item>
        <text:list-item>
          <text:p text:style-name="P7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8">Около 820-ти лет назад будущий маг Лайтнинг Стар поступил на обучение к наставнику Тииспоту</text:p>
        </text:list-item>
        <text:list-item>
          <text:p text:style-name="P7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8">У Селестии грива и хвост развеваются и переливаются от магического шампуня</text:p>
        </text:list-item>
        <text:list-item>
          <text:p text:style-name="P78">Тело Селестии очень крепкое — может выдержать несколько тонн земли</text:p>
        </text:list-item>
        <text:list-item>
          <text:p text:style-name="P78">Дискорд намного старше принцесс, его магия сильнее ихней на голову</text:p>
        </text:list-item>
        <text:list-item>
          <text:p text:style-name="P78">Луна младше Селестии на 3 года. Сёстрам около 5000 лет</text:p>
        </text:list-item>
        <text:list-item>
          <text:p text:style-name="P78">Принцессы начали войну с Дискордом в возрасте, когда им было около 700 лет — и продолжалась война почти сто лет</text:p>
        </text:list-item>
        <text:list-item>
          <text:p text:style-name="P78">Самый главный враг сестёр и Дискорда — скука</text:p>
        </text:list-item>
        <text:list-item>
          <text:p text:style-name="P78">В Эквестрии на одного жеребца приходится четыре - пять кобыл</text:p>
        </text:list-item>
        <text:list-item>
          <text:p text:style-name="P7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8">Селестия в первые полторы тысячи лет путешествовала — и заварила несколько войн (две — с Эквестрией, в одной была против Луны)</text:p>
        </text:list-item>
        <text:list-item>
          <text:p text:style-name="P78">Настоящий цвет гривы Селестии — клубнично-розовая. Радужный цвет гривы и хвоста поддерживается магией</text:p>
        </text:list-item>
        <text:list-item>
          <text:p text:style-name="P78">Кроме Дискорда, старше сестёр ещё старейшина драконов</text:p>
        </text:list-item>
        <text:list-item>
          <text:p text:style-name="P78">Кэйденс не прожила и 60-ти лет и является низкорожденной</text:p>
        </text:list-item>
        <text:list-item>
          <text:p text:style-name="P7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8">Народ тихо фигел от нововведений и с ещё большим ожесточением продолжал делать по-своему</text:p>
        </text:list-item>
        <text:list-item>
          <text:p text:style-name="P7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8"><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8">Когда пони женятся, они обмениваются ножными браслетами</text:p>
        </text:list-item>
        <text:list-item>
          <text:p text:style-name="P78">Светилами, кроме сестёр, могут управлять единороги (группы), Дискорд, Твайлайт и Старсвирл</text:p>
        </text:list-item>
        <text:list-item>
          <text:p text:style-name="P78">Королева Кризалис — правительница Зелёной Долины</text:p>
        </text:list-item>
        <text:list-item>
          <text:p text:style-name="P78">Мать Луны и Селестии — аликорн Лорен. Мать Дискорда — Алиса (пони-человек)</text:p>
        </text:list-item>
        <text:list-item>
          <text:p text:style-name="P78">Сомбра куда более могущественный маг, чем Старсвирл</text:p>
        </text:list-item>
      </text:list>
      <text:p text:style-name="P2"/>
      <text:h text:style-name="P70" text:outline-level="2"/>
      <text:p text:style-name="P43"/>
      <text:p text:style-name="P43">Сюжет (детально)</text:p>
      <text:p text:style-name="P43">Терра</text:p>
      <text:p text:style-name="P43">Замок принцесс</text:p>
      <text:p text:style-name="P43">Кантерлот</text:p>
      <text:p text:style-name="P43">Рассказ Селестии (“1001 ночь”)</text:p>
      <text:p text:style-name="P43">ЛСД-чаепитие</text:p>
      <text:p text:style-name="P43">Рейд пони-рэйнджеров</text:p>
      <text:p text:style-name="P43">Рейд пони-рэйнджеров-2 (продолжение рейда пони-рэйнджеров)</text:p>
      <text:p text:style-name="P43">Продолжение ЛСД-чаепития</text:p>
      <text:p text:style-name="P43">В библиотеке замка Селестии</text:p>
      <text:p text:style-name="P43">Понивилль</text:p>
      <text:p text:style-name="P43">Знакомство с Элементами Гармонии</text:p>
      <text:p text:style-name="P43">Первый сеанс двойного сна. Рэрити</text:p>
      <text:p text:style-name="P43">День с Пинки</text:p>
      <text:p text:style-name="P43">День с Рэйнбоу Дэш</text:p>
      <text:p text:style-name="P43">Сон Рэрити</text:p>
      <text:p text:style-name="P43">Первый сон РД. Рекурсия</text:p>
      <text:p text:style-name="P43">Второй сон РД. Праздник опавших листьев</text:p>
      <text:p text:style-name="P43">Третий сон РД. Fallout</text:p>
      <text:p text:style-name="P43">Четвёртый сон РД. Объединяющий</text:p>
      <text:p text:style-name="P43">Исчезновение Селестии</text:p>
      <text:p text:style-name="P43">Поиск решения</text:p>
      <text:p text:style-name="P43">Поход к замку Принцес-2</text:p>
      <text:p text:style-name="P43">Терра</text:p>
      <text:p text:style-name="P43">Прибытие</text:p>
      <text:p text:style-name="P43">Поиски</text:p>
      <text:p text:style-name="P43"><text:soft-page-break/>Безнадёжность</text:p>
      <text:p text:style-name="P43">След</text:p>
      <text:p text:style-name="P43">Земля</text:p>
      <text:p text:style-name="P43"/>
      <text:h text:style-name="Heading_20_2" text:outline-level="2">Действующие лица</text:h>
      <text:h text:style-name="Heading_20_3" text:outline-level="3">Макс</text:h>
      <text:p text:style-name="P4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3">Искусственный интеллект. Создан Владом и Максом. Разработан для управления корпорациями.</text:p>
      <text:h text:style-name="Heading_20_3" text:outline-level="3">Селестия</text:h>
      <text:p text:style-name="P4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text:soft-page-break/>Рэрити</text:h>
      <text:p text:style-name="P6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0">Единорог. Холост, молод, мечтателен. Живёт в Кантерлоте. В свободное время рисует облака.</text:p>
      <text:h text:style-name="Heading_20_3" text:outline-level="3">Алекс</text:h>
      <text:p text:style-name="P60">Менеджер проектов, над одним из которых (Нексус) работает Макс.</text:p>
      <text:h text:style-name="Heading_20_3" text:outline-level="3">Ростик</text:h>
      <text:p text:style-name="P60">Лидер команды тестировщиков</text:p>
      <text:h text:style-name="Heading_20_3" text:outline-level="3">Стас</text:h>
      <text:p text:style-name="P60">Программист-новичок в команде Макса.</text:p>
      <text:h text:style-name="Heading_20_3" text:outline-level="3"><text:soft-page-break/>Рома</text:h>
      <text:p text:style-name="P60">Программист в команде UI-программистов</text:p>
      <text:h text:style-name="Heading_20_3" text:outline-level="3">Анджела</text:h>
      <text:p text:style-name="P60">Сисадмин. Флиртует с Максом.</text:p>
      <text:p text:style-name="P60"/>
      <text:h text:style-name="Heading_20_2" text:outline-level="2">Положения</text:h>
      <text:p text:style-name="P60">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60">Трактат Старсвирла Бородатого “Основы магического искусства”</text:p>
      <text:h text:style-name="Heading_20_2" text:outline-level="2">Сюжет (кратко)</text:h>
      <text:p text:style-name="P60">...</text:p>
      <text:p text:style-name="P2">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2">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2">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2">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2">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2">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2">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2">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2">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2">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2"/>
      <text:p text:style-name="P2">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2">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2"/>
      <text:h text:style-name="Heading_20_2" text:outline-level="2">Сюжет (детально)</text:h>
      <text:p text:style-name="P23">В начале каждой главы - рисунок мозаики, отображающий суть главы.</text:p>
      <text:p text:style-name="P23"/>
      <text:h text:style-name="Heading_20_2" text:outline-level="2">Терра</text:h>
      <text:p text:style-name="P22">музыка - кондовая электронная, холодная и отчаянная (стиль Pet Shop Boys)</text:p>
      <text:p text:style-name="P22"/>
      <text:p text:style-name="P64">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64">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64">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text:soft-page-break/>звёзды начинают кружиться перед глазами вокруг одной, самой яркой. Перила уходят из рук, крыша уходит из-под ног и Макс падает с крыши.</text:p>
      <text:p text:style-name="P65">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22"/>
      <text:p text:style-name="P14">***</text:p>
      <text:p text:style-name="P2">Звонок Алекса застал меня в супермаркете.</text:p>
      <text:p text:style-name="P2"><text:span text:style-name="T1">– </text:span>Макс, привет!</text:p>
      <text:p text:style-name="P2"><text:span text:style-name="T1">– </text:span>Здорово.</text:p>
      <text:p text:style-name="P2"><text:span text:style-name="T1">– </text:span>Слушай, на продакшн-сервере свалился релиз, можешь глянуть? Что там с мозгом?</text:p>
      <text:p text:style-name="P18">– Алекс, вообще-то, у меня с сегодняшнего дня отпуск. Типа, творческий. Не говоря уже о том, что суббота.</text:p>
      <text:p text:style-name="P2"><text:span text:style-name="T1">– </text:span>Макс, я всё понимаю <text:span text:style-name="T11">&lt;</text:span><text:span text:style-name="T31">больше извинений. Макс ему уже ничем не обязан — типа уволился</text:span><text:span text:style-name="T11">&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2">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2">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14">***</text:p>
      <text:p text:style-name="P2">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2">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2">Я повесил куртку на спинку кресла и включил комп. </text:p>
      <text:p text:style-name="P2">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2">Я запустил административную консоль и ввёл приветствие. Голосовой модуль у нас ещё не отлажен, обойдёмся текстом.</text:p>
      <text:p text:style-name="P18"><text:span text:style-name="T11">&lt;</text:span><text:span text:style-name="T35">Сделать диалог более «машинным»</text:span><text:span text:style-name="T11">&gt;</text:span></text:p>
      <text:p text:style-name="P21"><text:span text:style-name="T11">&gt;\</text:span>Привет, Нексус. Это Макс.</text:p>
      <text:p text:style-name="P21"><text:span text:style-name="T11">&lt;\</text:span>Привет Макс. </text:p>
      <text:p text:style-name="P21"><text:span text:style-name="T11">&gt;\</text:span>Как самочувствие?</text:p>
      <text:p text:style-name="P21"><text:span text:style-name="T11">&lt;\</text:span>Чувствую себя хорошо.</text:p>
      <text:p text:style-name="P21"><text:span text:style-name="T11">&gt;\</text:span>Выдай диагностику в сжатом формате.</text:p>
      <text:p text:style-name="P21"/>
      <text:p text:style-name="P2"><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2">Введём-ка парочку тестовых вопросов.</text:p>
      <text:p text:style-name="P2"/>
      <text:p text:style-name="P21"><text:span text:style-name="T11">&gt;\</text:span>Как тебя зовут?</text:p>
      <text:p text:style-name="P21"><text:span text:style-name="T11">&lt;\</text:span>Нексус.</text:p>
      <text:p text:style-name="P21"><text:span text:style-name="T11">&gt;\</text:span>Сколько тебе лет?</text:p>
      <text:p text:style-name="P21"><text:span text:style-name="T11">&lt;\</text:span>Два года с начала запуска кластера.</text:p>
      <text:p text:style-name="P21"><text:span text:style-name="T11">&gt;\</text:span>Какой сейчас год?</text:p>
      <text:p text:style-name="P21"><text:span text:style-name="T11">&gt;\</text:span>2025-й.</text:p>
      <text:p text:style-name="P21"><text:span text:style-name="T11">&gt;\</text:span>Как называется наш проект?</text:p>
      <text:p text:style-name="P21"><text:span text:style-name="T11">&lt;\</text:span>Дайсон.</text:p>
      <text:p text:style-name="P21"/>
      <text:p text:style-name="P2">Так, на закрытые словарные вопросы ответы есть - значит, речевой транслятор и база знаний в порядке. </text:p>
      <text:p text:style-name="P2">Проверим бизнес-логику на тестовой задачке.</text:p>
      <text:p text:style-name="P2"/>
      <text:p text:style-name="P21"><text:span text:style-name="T11">&gt;\</text:span>Нексус, отключи память событий за последнюю неделю.</text:p>
      <text:p text:style-name="P21"><text:span text:style-name="T11">&lt;\</text:span>Выполнено.</text:p>
      <text:p text:style-name="P21"><text:span text:style-name="T11">&gt;\</text:span>Задача по корпоративной логике. Выдай наиболее оптимальное решение. </text:p>
      <text:p text:style-name="P21"><text:span text:style-name="T11">&gt;\</text:span>Постановка задачи.</text:p>
      <text:p text:style-name="P21"><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1"><text:span text:style-name="T11">&gt;\</text:span>Ограничения.</text:p>
      <text:p text:style-name="P21"><text:span text:style-name="T11">&gt;\</text:span>Ты не можешь подать в суд на компанию Б и ждать результатов, так как за время разбирательства компания А обанкротится.</text:p>
      <text:p text:style-name="P21"><text:span text:style-name="T11">&gt;\</text:span>Задание.</text:p>
      <text:p text:style-name="P21"><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2">&lt;\</text:span><text:span text:style-name="T28">Задача принята...</text:span></text:p>
      <text:p text:style-name="P21"><text:span text:style-name="T11">&lt;\</text:span>...</text:p>
      <text:p text:style-name="P21"><text:span text:style-name="T11">&lt;\</text:span>...</text:p>
      <text:p text:style-name="P21"><text:span text:style-name="T11">&lt;\</text:span>Решение:</text:p>
      <text:p text:style-name="P21"><text:span text:style-name="T11">&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61"><text:span text:style-name="T11">&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1"/>
      <text:p text:style-name="P60">Хм, не понял? Что за хрень?</text:p>
      <text:p text:style-name="P60"/>
      <text:p text:style-name="P61"><text:span text:style-name="T11">&gt;</text:span>\Нексус, почему ты используешь жёсткие настройки?</text:p>
      <text:p text:style-name="P61"><text:span text:style-name="T11">&lt;\</text:span>Настройки правильные.</text:p>
      <text:p text:style-name="P61"/>
      <text:p text:style-name="P60">Хм. Кто-то из релиз-команды лажанулся. Ладно, проехали.</text:p>
      <text:p text:style-name="P60">А что у нас с аналитикой?</text:p>
      <text:p text:style-name="P62"/>
      <text:p text:style-name="P61"><text:span text:style-name="T11">&gt;</text:span>\Нексус, почему ты отвечаешь на вопросы?<text:span text:style-name="T11">&lt;</text:span><text:span text:style-name="T37">придумать что-то поумнее</text:span><text:span text:style-name="T11">&gt;</text:span></text:p>
      <text:p text:style-name="P61"/>
      <text:p text:style-name="P60">Вместо ответа Нексус выплюнул в консоль длинную строку букв и служебных символов, среди которых бросилась в глаза строка “<text:span text:style-name="T38">incompartible interface Analytics v.0.93 beta</text:span>”</text:p>
      <text:p text:style-name="P60">Ага, уже теплее.</text:p>
      <text:p text:style-name="P60"/>
      <text:p text:style-name="P61"><text:span text:style-name="T11">&gt;</text:span>\Нексус, выдай диагностику модулей в сжатом формате</text:p>
      <text:p text:style-name="P60"/>
      <text:p text:style-name="P60">Йо! </text:p>
      <text:p text:style-name="P60">Видеокамеры молча наблюдают за поднятым вверх кулаком.</text:p>
      <text:p text:style-name="P60">Всё понятно. Версия аналитического модуля устарела и стала несовместимой с последним релизом кибермозга. </text:p>
      <text:p text:style-name="P60">Набираю номер прожект-мэнеджера.</text:p>
      <text:p text:style-name="P60"><text:span text:style-name="T11">–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60"><text:span text:style-name="T11">– </text:span>Окей. Спасибо, Макс. <text:span text:style-name="T1">Выручил.</text:span></text:p>
      <text:p text:style-name="P60"><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60"><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60"><text:span text:style-name="T1">– </text:span>Ааа, понятно. Ну ладно, у меня всё. <text:span text:style-name="T1">Отбой</text:span>!</text:p>
      <text:p text:style-name="P60"><text:span text:style-name="T1">– Отбой</text:span>.</text:p>
      <text:p text:style-name="P60">При выходе из аквариума забрал из шкафчика личные вещи, уходя попрощался с охранником.</text:p>
      <text:p text:style-name="P60">Всё, свободен. Хотя <text:s/>суббота уже испорчена.</text:p>
      <text:p text:style-name="P63">***</text:p>
      <text:p text:style-name="P60">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60">Дома настойчиво мяукала Няшка, требуя ужина. <text:span text:style-name="T11">&lt;</text:span><text:span text:style-name="T36">Она потом выскочит во двор и спасётся от голодной смерти во время трёхмесячного пребывания Макса в Эквестрии</text:span><text:span text:style-name="T11">&gt;</text:span></text:p>
      <text:p text:style-name="P60">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60">Надоело, всё надоело. За-дол-ба-ло!</text:p>
      <text:p text:style-name="P60">Какое-то сосущее чувство. Хочется куда-то бежать, догнать что-то важное, <text:s/>ускользающее из сознания.</text:p>
      <text:p text:style-name="P60">Ах, да. Сбегать вниз, в аптеку, купить средство от бессонницы. Вчера последняя пачка закончилась.</text:p>
      <text:p text:style-name="P60">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14">***</text:p>
      <text:p text:style-name="P2">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2">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p>
      <text:p text:style-name="P2">Всё же интересно наблюдать за суетливо движущимися светлячками внизу. И сравнивать эту суету с мириадами неподвижных звёзд вверху.</text:p>
      <text:p text:style-name="P2">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21">Тьфу, что за мысли пошли!</text:p>
      <text:p text:style-name="P2">Я вспомнил Влада, полгода назад прыгнувшего с крыши <text:span text:style-name="T1">своей</text:span> многоэтажки.</text:p>
      <text:p text:style-name="P21">Нет, это не для меня. Я сюда пришёл любоваться звёздами. И только.</text:p>
      <text:p text:style-name="P2">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2"><text:soft-page-break/>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2">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2">Друг у него был.</text:p>
      <text:p text:style-name="P2">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2"><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2"><text:span text:style-name="T1">– </text:span>Эк ты себя умалил, до “толкового программиста”! <text:span text:style-name="T1">–</text:span> хмыкнул я. <text:span text:style-name="T1">– </text:span>Весь “Дайсон” на тебе держится!</text:p>
      <text:p text:style-name="P2"><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2"><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2">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2"><text:soft-page-break/>Вот что я хочу тебе объяснить <text:span text:style-name="T1">—</text:span> красные от недосыпа глаза Влада буквально прожигали меня в тот наш последний разговор...</text:p>
      <text:p text:style-name="P2">...Сейчас прах Влада хранится в маленькой урне в крематории на Байковом, его идеи умерли вместе с ним, а я разговариваю сам с собой.</text:p>
      <text:p text:style-name="P21">Звёзды на мгновение пришли в движение, провернувшись на полградуса вокруг одной особо яркой.</text:p>
      <text:p text:style-name="P2">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2">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text:span text:style-name="T28">Картинка дёрнулась и поплыла, звёзды опять стали вращаться.</text:span> </text:p>
      <text:p text:style-name="P2">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2">Остатками сознания почувствовал исчезновение опоры под спиной и начало падения.</text:p>
      <text:p text:style-name="P2">Блин. Двадцать четвёртый этаж! Хана <text:span text:style-name="T1">—</text:span> успел подумать я и сознание выключилось.</text:p>
      <text:p text:style-name="P2"/>
      <text:h text:style-name="Heading_20_2" text:outline-level="2">Замок принцесс</text:h>
      <text:p text:style-name="P24">Музыка быстрая, тревожная, надорваная и печальная</text:p>
      <text:p text:style-name="P24"/>
      <text:p text:style-name="P6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6"/>
      <text:p text:style-name="P2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4"/>
      <text:p text:style-name="P24"/>
      <text:p text:style-name="P2">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text:soft-page-break/>звёздном небе. Звёздочка магического огонька на кончике рога.</text:p>
      <text:p text:style-name="P2">Единорог поднял голову.</text:p>
      <text:p text:style-name="P2"><text:span text:style-name="T11">–</text:span> Она очнулась. <text:span text:style-name="T11">&lt;</text:span><text:span text:style-name="T31">Объяснить, почему Макс понимает их язык</text:span><text:span text:style-name="T11">&gt;</text:span></text:p>
      <text:p text:style-name="P2">Сразу стало ясно три вещи.</text:p>
      <text:p text:style-name="P2">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2">2) Единорог <text:span text:style-name="T1">—</text:span> не совсем единорог. Когда она отпрянула, стали видны крылья, аккуратно сложенные за спиной.</text:p>
      <text:p text:style-name="P2">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2"><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2">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2"><text:span text:style-name="T1">–</text:span> Так это и есть наша <text:span text:style-name="T11">&lt;</text:span><text:span text:style-name="T30">защита от неведомой угрозы</text:span><text:span text:style-name="T11">&gt;</text:span>??? Ахахахахахаха! <text:span text:style-name="T11">–</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2">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2"><text:span text:style-name="T1">–</text:span> Хахахахаха! У старика Свирла было отменное чувство юмора! А я-то всегда считал его занудой!</text:p>
      <text:p text:style-name="P2"><text:span text:style-name="T1">–</text:span> Тише, Дискорд! Ты пугаешь её! Должно быть, мы что-то напутали с последовательностью.</text:p>
      <text:p text:style-name="P2"><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2">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2"><text:span text:style-name="T11">&lt;</text:span><text:span text:style-name="T31">На самом деле первые Макс просмотрел первые несколько мультиков за компанию с Владом</text:span><text:span text:style-name="T11">&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2"><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2">Я медленно принял сидячее положение <text:span text:style-name="T1">–</text:span> при этом все окружающие меня создания отпрянули <text:span text:style-name="T1">–</text:span> и потёр виски.</text:p>
      <text:p text:style-name="P2"><text:span text:style-name="T1">–</text:span> Я не “она”, а “он”. И я <text:span text:style-name="T1">—</text:span> таки хомо. Человек то есть, <text:span text:style-name="T1">–</text:span> пробормотал я.</text:p>
      <text:p text:style-name="P2"><text:span text:style-name="T1">–</text:span> Он разговаривает! Он разумен! <text:span text:style-name="T1">–</text:span> затопала копытцами в восторге фиолетовая единорожка<text:span text:style-name="T11">&lt;</text:span><text:span text:style-name="T31">аликорн?</text:span><text:span text:style-name="T11">&gt;</text:span>.</text:p>
      <text:p text:style-name="P2"><text:span text:style-name="T1">–</text:span> Не знаю, не знаю <text:span text:style-name="T1">–</text:span> с сомнением произнесла Селестия (а это могла быть только она). <text:span text:style-name="T1">–</text:span> Очевидно, в <text:soft-page-break/>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2"><text:span text:style-name="T1">–</text:span> Вполне.</text:p>
      <text:p text:style-name="P2">Я встал. </text:p>
      <text:p text:style-name="P2"><text:span text:style-name="T1">–</text:span> Здравствуй, принцесса Селестия.</text:p>
      <text:p text:style-name="P2">Она удивлённо посмотрела на меня.</text:p>
      <text:p text:style-name="P2"><text:span text:style-name="T1">–</text:span> Ты знаешь меня?</text:p>
      <text:p text:style-name="P2"><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2">Звонко цокая копытами в зал вбежал светлый, закованый в латы пегас.</text:p>
      <text:p text:style-name="P2"><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31">Живая лошадь — не кошка, ухаживать за ней сложнее</text:span><text:span text:style-name="T11">&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1">–</text:span> Держись! <text:span text:style-name="T11">–</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text:soft-page-break/>Яростно метнув <text:span text:style-name="T11">&lt;</text:span><text:span text:style-name="T30">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Руины древнего замка внизу сменила топкая зелень болота.</text:p>
      <text:p text:style-name="P2"><text:span text:style-name="T11">–</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text:soft-page-break/>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0">&lt;<text:span text:style-name="T36">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11">&lt;</text:span><text:span text:style-name="T30">процедила</text:span><text:span text:style-name="T11">&gt;</text:span> сквозь сжатые зубы Селестия.</text:p>
      <text:p text:style-name="P2"><text:span text:style-name="T11">–</text:span> Раз! Два! Три! У-у-ух! <text:span text:style-name="T11">–</text:span> мы поднапряглись и таки втянули немалую тушу Дискорда в повозку.</text:p>
      <text:p text:style-name="P2"><text:span text:style-name="T11">–</text:span> Ффух. Выкарабкались. Почти без потерь, <text:span text:style-name="T11">–</text:span> заметил Дискорд, оглядывая крыло.</text:p>
      <text:p text:style-name="P2"><text:span text:style-name="T11">–</text:span> Кимеринн погиб, <text:span text:style-name="T11">–</text:span> прошептала Луна.</text:p>
      <text:p text:style-name="P2"><text:span text:style-name="T11">–</text:span> Да, я видел. Он погиб, спасая друзей и свою принцессу. Это <text:s/>не худшая смерть, <text:s/><text:span text:style-name="T11">–</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29">Музыка медленная, фэнтезийная, средневековая, изысканая, дворцовая (стиль Dire Straits “Coyote”)</text:p>
      <text:p text:style-name="P2"><text:soft-page-break/>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1">“Глава IV. Пределы магии.<text:span text:style-name="T11">”</text:span></text:p>
      <text:p text:style-name="P21">Есть четыре предела магии: </text:p>
      <text:list xml:id="list7608576501259844592" text:style-name="L4">
        <text:list-item>
          <text:p text:style-name="P81">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1">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1">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1">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19"/>
      <text:p text:style-name="P21">Глава V. Основы.</text:p>
      <text:p text:style-name="P2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text:soft-page-break/>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1">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11">–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11">&lt;</text:span>“Основы магического <text:span text:style-name="T11">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11">–</text:span> Уже иду. Где я могу её найти?</text:p>
      <text:p text:style-name="P2"><text:span text:style-name="T11">–</text:span> Я проведу вас, человек Макс. <text:span text:style-name="T11">–</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11">–</text:span> Её высочество у себя в покоях. Проходите.</text:p>
      <text:p text:style-name="P2"><text:span text:style-name="T11">–</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1">&lt;</text:span><text:span text:style-name="T31">На самом деле, Селестия — сибаритка, в отличие от спартанки - Луны</text:span><text:span text:style-name="T11">&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oft-page-break/><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11">&lt;</text:span><text:span text:style-name="T30">Одним из таких немногих был Кимеринн</text:span><text:span text:style-name="T11">&gt;</text:span>…</text:p>
      <text:p text:style-name="P2"><text:span text:style-name="T11">–</text:span> Мне очень жаль, что так получилось… Селестия.</text:p>
      <text:p text:style-name="P2">Она через силу улыбнулась. </text:p>
      <text:p text:style-name="P2"><text:s/><text:span text:style-name="T11">–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1">—</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text:p>
      <text:p text:style-name="P2">Аликорны очень <text:span text:style-name="T1">одиноки&lt;</text:span><text:span text:style-name="T31">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31">???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11">&lt;</text:span><text:span text:style-name="T3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20"/>
      <text:h text:style-name="Heading_20_2" text:outline-level="2">Рассказ Селестии <text:span text:style-name="T30">(“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11">–</text:span> осень, за осенью <text:span text:style-name="T11">–</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11">&lt;</text:span><text:span text:style-name="T31">...</text:span><text:span text:style-name="T11">&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11">–</text:span> Постой, постой, <text:span text:style-name="T11">–</text:span> я попыталась удержать ускользающую тень сомнения. <text:span text:style-name="T11">–</text:span> Ты, кажется, говорил о восьмими жеребятах, не сдавших выпускные лётные экзамены?</text:p>
      <text:p text:style-name="P2"><text:span text:style-name="T11">–</text:span> Да, Ваше Высочество, <text:span text:style-name="T11">–</text:span> гонец потупил взгляд, глаза его забегали, <text:span text:style-name="T11">–</text:span> по состоянию здоровья.</text:p>
      <text:p text:style-name="P2"><text:span text:style-name="T11">–</text:span> Какая болезнь посетила Клаудсдейл, что целых два крыла жеребят пропустили экзамены?</text:p>
      <text:p text:style-name="P2"><text:soft-page-break/><text:span text:style-name="T11">–</text:span> Эммм… Они… м-м-м… не больны… в некотором смысле… <text:span text:style-name="T11">–</text:span> гонец изо всех сил ковырял копытом дворцовую плитку, пряча взгляд. <text:span text:style-name="T11">–</text:span> Они… мнэээ… сами… в некотором роде… кхм. Нервный срыв. Переутомление и бессонница… Кхм.</text:p>
      <text:p text:style-name="P2"><text:span text:style-name="T11">–</text:span> Сами <text:span text:style-name="T11">—</text:span> что? <text:span text:style-name="T11">–</text:span> Я постепенно начала понимать причину смущения гонца.</text:p>
      <text:p text:style-name="P2"><text:span text:style-name="T11">–</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11">—</text:span> в возможности летать. И добровольно отказаться от полётов для пегаса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11">–</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14">***</text:p>
      <text:p text:style-name="P2"><text:span text:style-name="T11">– </text:span>Добрый день, Ваше Высочество! <text:span text:style-name="T11">–</text:span> семь молоденьких пегасов склонились в поклоне. <text:span text:style-name="T11">–</text:span> Позвольте представиться! <text:span text:style-name="T11">–</text:span> жеребята по очереди назвали свои имена.</text:p>
      <text:p text:style-name="P2"><text:span text:style-name="T11">–</text:span> А где восьмой? <text:span text:style-name="T11">–</text:span> удивилась я. <text:span text:style-name="T11">–</text:span> Мне сказали, вас было восемь. Восемь отказавшихся летать.</text:p>
      <text:p text:style-name="P2"><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2"><text:span text:style-name="T11">–</text:span> Успокойтесь, малыши, <text:span text:style-name="T11">–</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oft-page-break/><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text:span text:style-name="T2">–</text:span> Угу. Правильно она говорит. <text:span text:style-name="T2">–</text:span> Пробурчал вдруг старший. <text:span text:style-name="T2">–</text:span> я тоже того… Не хочу, чтоб меня на радугу перемололи.</text:p>
      <text:p text:style-name="P3"><text:span text:style-name="T2">–</text:span> И я!</text:p>
      <text:p text:style-name="P3"><text:span text:style-name="T2">– </text:span>И я тоже!</text:p>
      <text:p text:style-name="P3">Жеребята один за другим подтвердили то же самое.</text:p>
      <text:p text:style-name="P3">На этот раз они не лгали. Я не могла поверить в это, но сейчас они говорили от души.</text:p>
      <text:p text:style-name="P3"><text:span text:style-name="T2">–</text:span> Кто рассказал вам это? Эту… ложь?</text:p>
      <text:p text:style-name="P3"><text:span text:style-name="T2">–</text:span> Никто. Просто знаю. <text:span text:style-name="T2">–</text:span> Старший жеребёнок упрямо уставился в пол.</text:p>
      <text:p text:style-name="P4"><text:span text:style-name="T13">–</text:span> И я.</text:p>
      <text:p text:style-name="P4"><text:span text:style-name="T13">–</text:span> И я тоже.</text:p>
      <text:p text:style-name="P4"><text:span text:style-name="T13">–</text:span> И я-а-а-а-а-а!</text:p>
      <text:p text:style-name="P4">Это было какое-то сумасшествие! Фабрика, перерабатывающая не сдавших лётные экзамены жеребят на радугу… Он искренне в это верили.</text:p>
      <text:p text:style-name="P4">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4"/>
      <text:h text:style-name="Heading_20_2" text:outline-level="2">ЛСД-чаепитие</text:h>
      <text:p text:style-name="P4"/>
      <text:p text:style-name="P5">Селестия встала с ковра, подошла к небольшой жаровне и поставила на неё пузатый серебряный чайничек.</text:p>
      <text:p text:style-name="P5"><text:span text:style-name="T3">–</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3">—</text:span> то, что я сама пью. Или будешь кофе?</text:p>
      <text:p text:style-name="P5"><text:span text:style-name="T3">–</text:span> Спасибо, Селестия. Пожалуй, буду “кантерлотский королевский”.</text:p>
      <text:p text:style-name="P5"><text:span text:style-name="T3">–</text:span> Зови меня Тия. Не хочу слышать официоз у себя дома.</text:p>
      <text:p text:style-name="P5"><text:span text:style-name="T3">–</text:span> Селестия открыла кухонный шкафчик и, потянув зубами за золотой шнурок, вытащила чёрный с золотом пакетик.</text:p>
      <text:p text:style-name="P5"><text:span text:style-name="T3">–</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text:span text:style-name="T3">–</text:span> Селестия разожгла горелку, опустила два пакетика в чайник и достала из шкафчика две розовые чашки в золотой горошек.</text:p>
      <text:p text:style-name="P5"><text:span text:style-name="T3">–</text:span> Тебе помочь? <text:span text:style-name="T3">–</text:span> я привстал с подушек.</text:p>
      <text:p text:style-name="P5"><text:soft-page-break/><text:span text:style-name="T3">–</text:span> Нееееет, что ты! <text:span text:style-name="T3">–</text:span> Селестия тихо рассмеялась. <text:span text:style-name="T3">–</text:span> Заваривать чай <text:span text:style-name="T3">—</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6"/>
      <text:p text:style-name="P27"><text:span text:style-name="T14">&lt;</text:span>в сцене 34 - Тия при заварке чая добавляет порошок в огонь - тот становится голубым. А в чай - щепотку афродизиака<text:span text:style-name="T14">&gt;</text:span></text:p>
      <text:p text:style-name="P6"/>
      <text:p text:style-name="P6"><text:span text:style-name="T14">–</text:span> И что же, те жеребята перестали бояться экзаменов?</text:p>
      <text:p text:style-name="P6"><text:span text:style-name="T14">–</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6"><text:span text:style-name="T14">–</text:span> Но это было только начало.</text:p>
      <text:p text:style-name="P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6"><text:span text:style-name="T14">–</text:span> Ты вылила заварку? Зачем? - удивился я.</text:p>
      <text:p text:style-name="P6"><text:span text:style-name="T14">–</text:span> Моя маленькая месть дворцовым ритуалам. Только между нами! <text:span text:style-name="T14">–</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6"><text:span text:style-name="T14">–</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6"><text:span text:style-name="T14">–</text:span> Ты могла бы нести меня телекинезом. Я, после того, как узнал о ваших способностях, удивлялся, почему ты этого не сделала?</text:p>
      <text:p text:style-name="P6"><text:span text:style-name="T14">–</text:span> Шутишь? <text:span text:style-name="T14">–</text:span> Селестия скосила на меня фиалковый глаз, продолжая колдовать с мешочком. <text:span text:style-name="T14">–</text:span> Ты бы потом не захотел бы видеть меня от перенесенного унижения.</text:p>
      <text:p text:style-name="P27"><text:span text:style-name="T14">&lt;</text:span><text:span text:style-name="T11">Селестия </text:span>хочет любым способом (34) расположить к себе Макса, чтоб получить союзника в борьбе за спасение Эквестрии<text:span text:style-name="T14">&gt;</text:span></text:p>
      <text:p text:style-name="P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6"><text:span text:style-name="T14">–</text:span> А что же было дальше? Ты сказала, что случай с жеребятами был только началом?</text:p>
      <text:p text:style-name="P6"><text:span text:style-name="T14">–</text:span> А дальше всё было хуже, намного хуже...</text:p>
      <text:p text:style-name="P6"/>
      <text:h text:style-name="Heading_20_2" text:outline-level="2">Рейд пони-рэйнджеров</text:h>
      <text:p text:style-name="P6"/>
      <text:p text:style-name="P25">(леденящий душу триллер, музыка тревожная)</text:p>
      <text:p text:style-name="P6"/>
      <text:p text:style-name="P7">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7"><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7"><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7"><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7"><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7"><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7">Дальше мы передвигались с интервалом бескрылого прыжка, чтобы не нанести друг другу увечий в случае работы оружием.</text:p>
      <text:p text:style-name="P15">***</text:p>
      <text:p text:style-name="P7"><text:span text:style-name="T15">–</text:span> Шанту?</text:p>
      <text:p text:style-name="P7"><text:soft-page-break/><text:span text:style-name="T15">–</text:span> Ваше Высочество? Мы никогда не встречали такое существо раньше и я…</text:p>
      <text:p text:style-name="P7"><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text:span text:style-name="T15">–</text:span> Хотя кое-кто за за тысячу лет воздержания накопил столько силы, что может жонглировать планетами, не думаю, что он <text:span text:style-name="T11">&lt;</text:span><text:span text:style-name="T29">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p text:style-name="P14">***</text:p>
      <text:p text:style-name="P2"><text:span text:style-name="T11">&lt;</text:span><text:span text:style-name="T31">Добавить кокатрикса, мантикору и древесных волков. Тентаклианы переименовать в пландерсиды</text:span><text:span text:style-name="T11">&gt;</text:span></text:p>
      <text:p text:style-name="P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7">Поэтому мы ещё тщательнее стали высматривать в траве камни древнего пути. Когда-то это был самый <text:span text:style-name="T15">&lt;</text:span><text:span text:style-name="T30">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7"><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4">о</text:span> оно картины с тобой малевать не станет! Вот, кстати, тебе хороший шанс обнюхаться с ним. Столбы пропали.</text:p>
      <text:p text:style-name="P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text:span text:style-name="T15">–</text:span> Дискорд! Что их убило? <text:span text:style-name="T15">–</text:span> присвистнул обошедший Хорста с другой стороны Калрус.</text:p>
      <text:p text:style-name="P7"><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7">Я поднял нагрудную бляху, лежащую на скелете с раздавленной грудной клеткой.</text:p>
      <text:p text:style-name="P7"><text:span text:style-name="T15">–</text:span> Это королевский конвой. Такие были на службе у принцесс ещё лет двадцать назад, до Раздора.</text:p>
      <text:p text:style-name="P7"><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7"><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15">***</text:p>
      <text:p text:style-name="P7"><text:span text:style-name="T15">–</text:span> Откуда там останки пегасов? Кто мог поймать их там? Они могут уйти от любой засады.</text:p>
      <text:p text:style-name="P7"><text:span text:style-name="T15">–</text:span> Не знаю, как насчёт летунов, принцессса, но когда мы осматривали кости, на нас было совершено нападение...</text:p>
      <text:p text:style-name="P7"><text:span text:style-name="T15">–</text:span> Вот как? На королевскую стражу в центре Эквестрии? Кто же это был?</text:p>
      <text:p text:style-name="P7"><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30">???</text:span><text:span text:style-name="T15">&gt;</text:span></text:p>
      <text:p text:style-name="P7">Луна обошла Кимеринна. </text:p>
      <text:p text:style-name="P7"><text:span text:style-name="T15">–</text:span> У вас рассечен бок. И колотая рана на шее.</text:p>
      <text:p text:style-name="P7"><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7"><text:span text:style-name="T15">–</text:span> Расслабьтесь, Кимеринн. Вы очень скованы. Я вижу, вам нелегко пришлось в этом походе.</text:p>
      <text:p text:style-name="P7">Растерзанная шея жеребца напомнила Луне о другом, которого она называла на “ты” больше тысячи лет назад, во время восстания.</text:p>
      <text:p text:style-name="P7"><text:span text:style-name="T15">–</text:span> Я ценю вашу службу и хочу достойно наградить вас. Спрашивайте.</text:p>
      <text:p text:style-name="P7"><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7">Луна вздохнула. Всё-таки, насколько легче было быть Найтмэр-Мун! Тогда ей не нужно было стесняться своих желаний и все было намного проще.</text:p>
      <text:p text:style-name="P7"><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7"><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7"><text:soft-page-break/>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Он был высок для пони и Луне понадобилось всего лишь немного склонить шею, чтобы тихо выдохнуть ему в ухо:</text:p>
      <text:p text:style-name="P7"><text:span text:style-name="T15">–</text:span> Ну что же… Я рада оказать такую услугу… Тебе…</text:p>
      <text:p text:style-name="P7"><text:span text:style-name="T15">–</text:span> Принцесса…</text:p>
      <text:p text:style-name="P7"><text:span text:style-name="T15">–</text:span> Луна, мой дорогой. Для тебя <text:span text:style-name="T15">—</text:span> Луна…</text:p>
      <text:p text:style-name="P7">...</text:p>
      <text:p text:style-name="P7"/>
      <text:h text:style-name="Heading_20_2" text:outline-level="2">Рейд пони-рэйнджеров-2 (<text:span text:style-name="T30">продолжение рейда пони-рэйнджеров</text:span>)</text:h>
      <text:p text:style-name="P7"/>
      <text:p text:style-name="P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8">Мэдтроттер подошёл к холму и зацепил концом алебарды зелёный покров.</text:p>
      <text:p text:style-name="P8"><text:span text:style-name="T5">–</text:span> Металл! <text:span text:style-name="T5">–</text:span> удивлённо воскликнул он. <text:span text:style-name="T5">–</text:span> И стекло.</text:p>
      <text:p text:style-name="P8">В металлической поверхности сверкнуло небольшое прямоугольное окошко.</text:p>
      <text:p text:style-name="P8">Я прошёл вдоль холма и вскоре под побегами дикого винограда обнаружил вход, открывающий внутренности холма.</text:p>
      <text:p text:style-name="P8"><text:span text:style-name="T5">–</text:span> Ким, не суйся туда в одиночку. <text:span text:style-name="T5">–</text:span> Мэдтроттер подошёл к дыре, размашистым слэшем срубил свисающие лианы и, принюхавшись, прошёл внутрь.</text:p>
      <text:p text:style-name="P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8">Внутренности этого металлического “корабля” не вызывали у меня доверия. Но Вечнодикий лес после встречи с <text:span text:style-name="T16">&lt;</text:span><text:span text:style-name="T30">гидрорысью</text:span><text:span text:style-name="T16">&gt;</text:span> и нападением <text:span text:style-name="T16">&lt;</text:span><text:span text:style-name="T30">тентаклиан</text:span><text:span text:style-name="T16">&gt;</text:span> казался мне ещё опаснее. А если этот корабль обследовать как следует…</text:p>
      <text:p text:style-name="P8"><text:span text:style-name="T16">–</text:span> Заночуем внутри. - <text:span text:style-name="T5">р</text:span>ешил я.</text:p>
      <text:p text:style-name="P8"><text:span text:style-name="T16">&lt;</text:span><text:span text:style-name="T30">Нужен ли тут самолёт? Нужен артефакт из Fallout Equestria - летучий корабль</text:span>?<text:span text:style-name="T16">&gt;</text:span></text:p>
      <text:p text:style-name="P8">Утро встретило нас туманом. Я пытался рассмотреть руины замка на противоположном берегу.</text:p>
      <text:p text:style-name="P8"><text:span text:style-name="T16">–</text:span> Идти опасно. Засаду прозевать <text:span text:style-name="T16">—</text:span> как два пера об мостовую. Хорст, я слетаю в разведку. Не нравится мне это болото.</text:p>
      <text:p text:style-name="P8"><text:span text:style-name="T1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8"><text:soft-page-break/>Я сбросил громоздкие перемётные сумки с поклажей, оставив только закреплённый на ноге кинжал.</text:p>
      <text:p text:style-name="P8"><text:span text:style-name="T5">–</text:span> Ну, ветра в спину, Ким! <text:span text:style-name="T5">–</text:span> Хорст легонько ударил в моё протянутое копыто. Калрус, молча хлопнув в копыто, также стукнул и по шлему, нахлобучив его мне на нос…</text:p>
      <text:p text:style-name="P16">***</text:p>
      <text:p text:style-name="P9">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9"><text:span text:style-name="T17">–</text:span> Заметил что-то. <text:span text:style-name="T17">–</text:span> Хорст приставил копыто ко лбу, пытаясь рассмотретьчто-то против солнца. <text:span text:style-name="T17">–</text:span> Нет, летит обратно. Ох-х-х-х-х!</text:p>
      <text:p text:style-name="P9">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9">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9">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9"><text:span text:style-name="T17">–</text:span> Поворачивайте, уходите от болота! <text:span text:style-name="T17">–</text:span> донёсся его крик.</text:p>
      <text:p text:style-name="P9">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17">***</text:p>
      <text:p text:style-name="P9"><text:span text:style-name="T17">–</text:span> Дискорд тебе в крыло, Ким, ты таки заставил нас попотеть! Что там за чертовщина?</text:p>
      <text:p text:style-name="P9">Я отлепился от серебристой поверхности и прыгул на землю.</text:p>
      <text:p text:style-name="P9"><text:span text:style-name="T17">–</text:span> Не в крыло, а в ногу, <text:span text:style-name="T17">–</text:span> проворчал я, стаскивая зубами с задней ноги толстую плеть плюща, гладко отрубленную стилетом. <text:span text:style-name="T17">–</text:span> Дискордов плющ там. Только толще и быстрее.</text:p>
      <text:p text:style-name="P9">Сброшенный обрубок лианы медленно извивался, стараясь найти опору, вокруг которой можно было бы обвиться. </text:p>
      <text:p text:style-name="P9"><text:span text:style-name="T17">– </text:span>Схватил бы за крыло <text:span text:style-name="T17">—</text:span> я бы не вырвался.</text:p>
      <text:p text:style-name="P9">Я взглянул вверх. На металлической стенке чётко отпечатались четыре полукруга копыт. </text:p>
      <text:p text:style-name="P9"><text:span text:style-name="T17">–</text:span> И пришлось бы тебе за меня во дворце отдуваться.</text:p>
      <text:p text:style-name="P9"><text:span text:style-name="T17">–</text:span> Нашел что-нибудь интересное в развалинах?</text:p>
      <text:p text:style-name="P9"><text:span text:style-name="T17">–</text:span> А как же! Странное такое. Похожее на обезьяну. Но стройнее и грациознее. И оно было одето…</text:p>
      <text:p text:style-name="P9"><text:span text:style-name="T17">–</text:span> Одето?</text:p>
      <text:p text:style-name="P9"><text:span text:style-name="T17">–</text:span> Да, в потёртые джинсы и куртку. И на спине было что-то вроде перемётной сумки. Не успел как следует расмотреть <text:span text:style-name="T17">—</text:span> оно скрылось в кустах. Что его отличало от обезьяны <text:span text:style-name="T17">—</text:span> оно передвигалось быстрым шагом всего на двух задних ногах, без помощи передних. Как молодой дракон. Или как человек из сказок.</text:p>
      <text:p text:style-name="P9"><text:span text:style-name="T17">–</text:span> Ещ одно неизвестное чудовище! <text:s/>Что-то их тут много развелось.</text:p>
      <text:p text:style-name="P9">Я крепко задумался. Принцесса приказывала <text:span text:style-name="T17">—</text:span> нет, не приказывала <text:span text:style-name="T17">—</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9">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9">Я забросил на спину перемётные сумки и дал команду сбора.</text:p>
      <text:p text:style-name="P9"><text:span text:style-name="T17">–</text:span> Куда идём, Кэп? <text:span text:style-name="T17">–</text:span> Мэд прилаживал сумки, затягивая и застёгивая всевозможные ремешки. Калрус устало встряхнулся и тоже начал шнуроваться.</text:p>
      <text:p text:style-name="P10">“В замок”, <text:span text:style-name="T1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0"><text:span text:style-name="T18">–</text:span> Вы ведь в неопасное место идёте, да?</text:p>
      <text:p text:style-name="P10"><text:span text:style-name="T18">–</text:span> Да, Силк Мэйн, в неопасное.</text:p>
      <text:p text:style-name="P10"><text:span text:style-name="T1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0"><text:span text:style-name="T18">–</text:span> Силк, не волнуйся, если будет опасно, мы сразу же повернём. (И пойдём другой дорогой <text:span text:style-name="T18">—</text:span> додумал я).</text:p>
      <text:p text:style-name="P10">Силк Мэйн выпустила мою ногу, успокаиваясь. Я пошёл в казарму, а кобылки продолжали молча смотреть на меня...</text:p>
      <text:p text:style-name="P1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0">Опять таки, шансы для Мэда и Калруса <text:s/>пройти через болото <text:span text:style-name="T18">—</text:span> ничтожны.</text:p>
      <text:p text:style-name="P10"><text:span text:style-name="T18">–</text:span> Возвращаемся, Мэдди, <text:span text:style-name="T18">–</text:span> решил я. <text:span text:style-name="T18">–</text:span> Намотрелись достаточно.</text:p>
      <text:p text:style-name="P10">Пусть принцесса считает меня трусом, пусть я больше не смогу взглянуть ей в глаза, но я должен сделать то, что делаю. Мы возвращаемся…</text:p>
      <text:p text:style-name="P10"/>
      <text:h text:style-name="Heading_20_2" text:outline-level="2">Продолжение ЛСД-чаепития</text:h>
      <text:p text:style-name="P10"/>
      <text:p text:style-name="P10"><text:s/>Так значит, своим появлением я невольно поспособствовал гибели особенного пони Луны? Мне очень жаль…</text:p>
      <text:p text:style-name="P10">Селестия через силу улыбнулась.</text:p>
      <text:p text:style-name="P10"><text:span text:style-name="T18">–</text:span> Пони умеют переносить тяготы, Макс. <text:span text:style-name="T18">–</text:span> Иначе бы мы не выжили. В нашей истории бывали очень тяжёлые времена.</text:p>
      <text:p text:style-name="P10">После того похода Луна больше не отправляла экспедиций в Вечнозелёный лес и я, во избежание <text:soft-page-break/>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0"><text:span text:style-name="T18">– </text:span>Душновато как-то, <text:span text:style-name="T18">–</text:span> Селестия встала с подушек и приоткрыла дверь на балкон. <text:span text:style-name="T18">–</text:span> Тебе не холодно?</text:p>
      <text:p text:style-name="P10"><text:span text:style-name="T18">–</text:span> Нет, вполне тепло. <text:span text:style-name="T18">–</text:span> Я тоже встал с подушек размять затёкшие ноги.</text:p>
      <text:p text:style-name="P10"><text:span text:style-name="T18">–</text:span> Уборная там. <text:span text:style-name="T18">–</text:span> Селестия показала на неприметную дверцу за занавеской в углу.</text:p>
      <text:p text:style-name="P10"><text:span text:style-name="T18">–</text:span> Как ты догадалась? <text:span text:style-name="T18">–</text:span> <text:span text:style-name="T6">и</text:span>зумился я.</text:p>
      <text:p text:style-name="P10"><text:span text:style-name="T6">–</text:span> Макс, мне пять тысяч с небольшим лет, и я неплохо разбираюсь в физиологии пони. <text:span text:style-name="T6">–</text:span> <text:span text:style-name="T6">ф</text:span>ыркнула принцесса. <text:span text:style-name="T6">–</text:span> Хоть ты и не пони…. В физических и физиологических аспектах ты не слишком отличаешься от нас. <text:span text:style-name="T6">–</text:span> <text:span text:style-name="T6">о</text:span>на хихикнула. <text:span text:style-name="T6">–</text:span> Я же видела, последние пятнадцать минут ты меня почти не слушал.</text:p>
      <text:p text:style-name="P10">Я притворил за собой дверь.</text:p>
      <text:p text:style-name="P10"><text:span text:style-name="T6">–</text:span> Если не справишься <text:span text:style-name="T6">–</text:span> позови, я объясню, как и чем там пользоваться, <text:span text:style-name="T6">–</text:span> крикнула Селестия через дверь.</text:p>
      <text:p text:style-name="P10">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0"><text:span text:style-name="T18">&lt;</text:span><text:span text:style-name="T3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8">&gt;</text:span></text:p>
      <text:p text:style-name="P10"><text:span text:style-name="T18">&lt;</text:span><text:span text:style-name="T3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8">&gt;</text:span></text:p>
      <text:p text:style-name="P1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1">Я присел рядом и она взглядом показала мне на вторую трубочку, выходящую из этого же графинчика.</text:p>
      <text:p text:style-name="P11"><text:span text:style-name="T19">–</text:span> То есть, Кимеринн видел человека у развалин замка?</text:p>
      <text:p text:style-name="P11"><text:span text:style-name="T19">–</text:span> Скорее всего, да. Правда, впоследствии он уже не был так уверен <text:span text:style-name="T19">—</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1"><text:span text:style-name="T19">–</text:span> Было что-то ещё?</text:p>
      <text:p text:style-name="P11">Я чуть не закашлялся, попытавшись втянуть жидкость из трубочки. На поверку это оказался холодный дым с лимонно-мятным привкусом.</text:p>
      <text:p text:style-name="P11"><text:span text:style-name="T19">–</text:span> Было. И есть. Стали пропадать пони. История всегда одинакова. Пони ложится спать, засыпает, а на утро находят только примятую постель.</text:p>
      <text:p text:style-name="P11"><text:span text:style-name="T19">–</text:span> А кто-нибудь поблизости не заметил, как они исчезают?</text:p>
      <text:p text:style-name="P11"><text:span text:style-name="T19">–</text:span> Нет. Пропадают только пони без пары. Те, кто спят в одиночестве. Это началось полгода назад. Пропало уже больше сотни пони.</text:p>
      <text:p text:style-name="P11">Тут Селестия наклонила шею ко мне и прошептала в ухо:</text:p>
      <text:p text:style-name="P11"><text:soft-page-break/><text:span text:style-name="T19">–</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19">—</text:span> и всё рассыпется в прах. Вот так: миг <text:span text:style-name="T19">—</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9">—</text:span> часть меня, и он <text:span text:style-name="T19">—</text:span> уходит… Я не знаю куда, но он уходит. И я не в силах препятствовать этому. Не знаю как. Если бы знала! Если бы только знала!</text:p>
      <text:p text:style-name="P1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1"><text:span text:style-name="T19">–</text:span> Тия, я…</text:p>
      <text:p text:style-name="P11"><text:span text:style-name="T19">–</text:span> Не говори ничего! Твайлайт нашла в архиве северного крыла полузаконченное заклинание <text:span text:style-name="T19">C</text:span>вирла Бородатого. “Защита от неведомой угрозы” <text:span text:style-name="T19">—</text:span> так он назвал его. Синопсис восстановить не удалось <text:span text:style-name="T19">—</text:span> Свирл записал его на некачественной бумаге. Треть заклинания Твайли восстановила экстраполяцией <text:span text:style-name="T1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1">Но чуда не произошло <text:span text:style-name="T19">—</text:span> всего лишь появился ты! <text:span text:style-name="T19">–</text:span> это слово Селестия выдохнула мне в лицо, буквально ткнув меня носом. <text:span text:style-name="T19">–</text:span> И всё это время я думала <text:span text:style-name="T19">—</text:span> кто ты? Наше спасение, или всего лишь горькая шутка судьбы? И я до сих пор не знаю. </text:p>
      <text:p text:style-name="P12">Ты извини, Макс, я разнервничалась/ <text:span text:style-name="T19">–</text:span> Селестия отвернулась от меня. Я протянул руку и осторожно поправил локон переливающейся гривы. <text:span text:style-name="T19">–</text:span> Я не должна так нагружать тебя. Но мне просто больше некому… Луна после смерти Кимеринна не хочет общаться со мной… </text:p>
      <text:p text:style-name="P12">Селестия замолчала, потом медленно поднесла ко рту чашку с холодным чаем и сделала три глубоких глотка.</text:p>
      <text:p text:style-name="P12"><text:span text:style-name="T19">–</text:span> Остальное ты знаешь. И я была бы счастлива, если бы ты дал мне хотя бы намёк на то, почему заклинание призвало тебя сюда. Хотя бы намёк.</text:p>
      <text:p text:style-name="P12"><text:span text:style-name="T19">–</text:span> Я не смогу сделать тебя счастливой, Тия, <text:span text:style-name="T19">–</text:span> я покачал головой. <text:span text:style-name="T19">– </text:span>Я не знаю, чем вам помочь. Скорее всего, я попал сюда случайно.</text:p>
      <text:p text:style-name="P12"><text:span text:style-name="T19">–</text:span> Я так и думала, <text:span text:style-name="T19">–</text:span> кивнула головой Селестия. <text:span text:style-name="T1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2"/>
      <text:p text:style-name="P12"><text:span text:style-name="T20">&lt;</text:span><text:span text:style-name="T30">34 - утерянная глава </text:span><text:span text:style-name="T20">&gt;</text:span></text:p>
      <text:p text:style-name="P12"><text:span text:style-name="T20">&lt;</text:span><text:span text:style-name="T30">34 с Селестией - забытая глава - утерянная память под воздействием порошка из надкрыльев скарабеев. - аванс за спасение Эквестрии</text:span><text:span text:style-name="T20">&gt;</text:span></text:p>
      <text:p text:style-name="P12">Селестия встала и начала по очереди сгибать-разгибать ноги, разминая суставы.</text:p>
      <text:p text:style-name="P12"><text:span text:style-name="T19">–</text:span> Слишком поздно, <text:span text:style-name="T19">–</text:span> пробормотала она, глядя через панорамное окно на ночное небо. <text:span text:style-name="T19">–</text:span> Даже, скорее, рано. Сестра скоро вернётся.</text:p>
      <text:p text:style-name="P12"><text:span text:style-name="T19">–</text:span> Макс, <text:span text:style-name="T19">–</text:span> обернулась она ко мне, <text:span text:style-name="T1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20">—</text:span> коротко хохотнула принцесса и задёрнула занавес.</text:p>
      <text:p text:style-name="P12">Её образ расплывался, в голове стоял звон, звуки проникали в уши как будто через толстый слой ваты.</text:p>
      <text:p text:style-name="P12"><text:soft-page-break/><text:span text:style-name="T1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2"/>
      <text:h text:style-name="Heading_20_2" text:outline-level="2">В библиотеке замка Селестии</text:h>
      <text:p text:style-name="Text_20_body"/>
      <text:p text:style-name="P1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3">Мда. Я захлопнул книгу <text:span text:style-name="T21">&lt;</text:span><text:span text:style-name="T30">название книги</text:span><text:span text:style-name="T21">&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21">&lt;</text:span><text:span text:style-name="T30">название библиотеки</text:span><text:span text:style-name="T21">&gt;</text:span>, пытаясь найти хоть какую-нибудь зацепку. Но всё тщётно.</text:p>
      <text:p text:style-name="P13">Если верить заклинанию, я <text:span text:style-name="T21">—</text:span> внешняя сила, и если меня хорошо попросить <text:span text:style-name="T21">&lt;</text:span><text:span text:style-name="T30">см. выше - ночь с Селестией</text:span><text:span text:style-name="T21">&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3"><text:span text:style-name="T21">&lt;</text:span>Ожидание<text:span text:style-name="T21">&gt;</text:span></text:p>
      <text:p text:style-name="P13">Наконец двери зала для приёмов растворились, и оттуда вышел потерянного вида пегас.<text:span text:style-name="T11">&lt;</text:span><text:span text:style-name="T31">Расписать в красках церемонию приёма посетителей, как и все остальные церемонии</text:span><text:span text:style-name="T11">&gt;</text:span> Он тихо прошёл к открытому портику, расправил крылья и улетел, так и не подняв голову.</text:p>
      <text:p text:style-name="P13">Я прошёл мимо стражников в полуприоткрытую дверь.</text:p>
      <text:p text:style-name="P13">Селестия, задумавшись, стояла у окна, легонько постукивая копытом по плитке пола.</text:p>
      <text:p text:style-name="P13"><text:span text:style-name="T19">–</text:span> А, это ты, Макс? <text:span text:style-name="T19">–</text:span> она повернулась ко мне. <text:span text:style-name="T19">–</text:span> Какие новости?</text:p>
      <text:p text:style-name="P13"><text:span text:style-name="T19">–</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3">Селестия слабо улыбнулась.</text:p>
      <text:p text:style-name="P13"><text:soft-page-break/><text:span text:style-name="T19">–</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9">–</text:span> Селестия подошла к фонтанчику, обмакнула в него копыто и провела им по лбу. <text:span text:style-name="T19">–</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3"><text:span text:style-name="T19">–</text:span> Пятьдесят шесть из восьмидесяти? И чем это грозит? Ведь даже не сдав экзамен они не разучатся летать?</text:p>
      <text:p text:style-name="P13"><text:span text:style-name="T19">–</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3"><text:span text:style-name="T19">–</text:span> А почему вы не поселитесь в более пригодном для земледелия месте?</text:p>
      <text:p text:style-name="P13"><text:span text:style-name="T19">–</text:span> К сожалению, Эквестрия <text:span text:style-name="T21">—</text:span> страна, окружённая не слишком дружелюбными соседями. Нам некуда уйти в поисках лучшего места.</text:p>
      <text:p text:style-name="P13">Селестия вытащила листок бумаги из шкатулки, быстро написала письмо и, запечатав его сургучём с королевской печатью, вручила мне.</text:p>
      <text:p text:style-name="P13"><text:span text:style-name="T19">–</text:span> Вот рекомендательное письмо мэру Понивилля. Вручишь его ей и она выделит тебе жильё и окажет посильную помощь. Если что-то выяснишь <text:span text:style-name="T21">—</text:span> держи меня в ведении. Посылай письма Спайком, он настроен на меня. Этот милый дракончик <text:span text:style-name="T21">—</text:span> ассистент моей ученицы, Твайлайт Спаркл. С ней ты уже знаком.</text:p>
      <text:p text:style-name="P13">Я кивнул.</text:p>
      <text:p text:style-name="P13"><text:span text:style-name="T19">–</text:span> Спасибо, Тия. Сделаю всё, что в моих силах. Я действительно хочу вам помочь.</text:p>
      <text:p text:style-name="P1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3"><text:span text:style-name="T19">–</text:span> Тия, ты, вообще, спишь по ночам? У тебя очень уставший вид и глаза красные, как у кролика-альбиноса.</text:p>
      <text:p text:style-name="P1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3"><text:span text:style-name="T19">–</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21">&lt;</text:span><text:span text:style-name="T32">упомянуть проблески розового цвета</text:span><text:span text:style-name="T21">&gt;</text:span>. Хвост тоже почти подметал пол <text:span text:style-name="T21">—</text:span> это стало заметно, когда она начала двигаться.</text:p>
      <text:p text:style-name="P13"/>
      <text:h text:style-name="Heading_20_2" text:outline-level="2">Понивилль</text:h>
      <text:p text:style-name="P13"/>
      <text:p text:style-name="P8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82">Первым делом я зашёл в мэрию и предъявил рекомендательное письмо. Мэр удивилась моему облику, но тщательно скрывала <text:s/>это <text:span text:style-name="T22">—</text:span> сказывалось соседство Эквестрии с многочисленными <text:soft-page-break/>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87">***</text:p>
      <text:p text:style-name="P82"><text:span text:style-name="T22">–</text:span> Привет, Твайлайт Спаркл! Ещё не поздно?</text:p>
      <text:p text:style-name="P82"><text:span text:style-name="T22">–</text:span> Привет! <text:span text:style-name="T22">–</text:span> Твайлайт оторвалась от полки, поставив на место толстенный пыльный фолиант. <text:span text:style-name="T22">–</text:span> О, это ты, Макс? Рада тебя видеть! Как твои дела? Что нового в Кантерлоте?</text:p>
      <text:p text:style-name="P82">С Твайлайт я подружился за неделю общения в кантерлотском замке за обедами, пока она не отбыла в Понивилль.</text:p>
      <text:p text:style-name="P82"><text:span text:style-name="T22">–</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82"><text:span text:style-name="T22">–</text:span> Это плохо! <text:span text:style-name="T22">–</text:span> Твайлайт помрачнела. <text:span text:style-name="T22">–</text:span> Сон <text:span text:style-name="T22">—</text:span> важная часть здоровья пони. Даже такой магической, как её Высочество.</text:p>
      <text:p text:style-name="P82">Твайлайт привыкла, что я так и не выучился называть Селестию по титулу, но сама не забывала об этом ни на миг.</text:p>
      <text:p text:style-name="P82"><text:span text:style-name="T22">–</text:span> Да, по себе знаю, недосып <text:span text:style-name="T22">—</text:span> одна из паршивейших вещей на свете. <text:span text:style-name="T22">–</text:span> Я уселся на ступеньку лестницы. <text:span text:style-name="T22">– </text:span>Тут такое дело… Тебе удалось что-то узнать про неведомую угрозу, о которой говорила Селестия?</text:p>
      <text:p text:style-name="P82"><text:span text:style-name="T22">–</text:span> Ты про сны о Радужной Фабрике выпускников лётной академии? <text:span text:style-name="T22">–</text:span> Твайлайт отрицательно покачала головой. <text:span text:style-name="T22">–</text:span> Нашла несколько сонников, в самом древнем написано, что сны <text:span text:style-name="T22">—</text:span> ворота в другой мир. Про Фабрику Радуг <text:span text:style-name="T22">—</text:span> ни слова.</text:p>
      <text:p text:style-name="P82"><text:span text:style-name="T22">–</text:span> М-м-м. В описании заклинания Свирл упоминал гармонию. Я и подумал, а что, если это кат-то связано с тобой и твоими друзьями?</text:p>
      <text:p text:style-name="P82"><text:span text:style-name="T22">–</text:span> Хм. Ты так думаешь? <text:span text:style-name="T22">–</text:span> Единорожка вытащила с помощью магии засаленый том из угловой полки с знакомым названием: “Основы магического искусства”.</text:p>
      <text:p text:style-name="P82"><text:span text:style-name="T22">–</text:span> М-м-м… “...на укрепление гармонии нашего континуума...”.</text:p>
      <text:p text:style-name="P82">Твайлайт начала в возбуждении ходить по читальному залу.</text:p>
      <text:p text:style-name="P82"><text:span text:style-name="T22">–</text:span> Стар <text:span text:style-name="T7">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82">Твайлайт, погружённая в свои мысли, не заметила вылезшего из своей корзинки зевающего Спайка.</text:p>
      <text:p text:style-name="P82"><text:span text:style-name="T22">–</text:span> Элементы-шмелементы, <text:span text:style-name="T22">–</text:span> проворчал Спайк, выкарабкиваясь из-под Твайлайт, <text:span text:style-name="T22">–</text:span> привет, Макс (мы с ним виделись пару раз в Кантерлоте). Ты как, не ушиблась? <text:span text:style-name="T22">–</text:span> Дракончик повернулся к единорожке <text:span text:style-name="T22">&lt;</text:span><text:span text:style-name="T33">аликорнице?</text:span><text:span text:style-name="T22">&gt;</text:span>.</text:p>
      <text:p text:style-name="P82"><text:span text:style-name="T22">–</text:span> Да нет, всё в порядке, Спайк. <text:span text:style-name="T22">–</text:span> Твайлайт потирала ушибленный нос.</text:p>
      <text:p text:style-name="P82">Дракончик кивнул и пошёл по направлению к уборной. Я смочил запасной носовой платок в кувшине с водой, выжал его и приложил к носу Твайлайт.</text:p>
      <text:p text:style-name="P82"><text:span text:style-name="T22">–</text:span> Вообще-то говоря, мне каждеся, внешняя сила <text:span text:style-name="T7">—</text:span> это я. Я точно произошёл не в Эквестрии и вообще не в этом мире.</text:p>
      <text:p text:style-name="P82"><text:span text:style-name="T22">–</text:span> Да, логично, <text:span text:style-name="T22">–</text:span> сказала в нос Твайлайт. <text:span text:style-name="T22">–</text:span> Могла бы и сама догадаться.</text:p>
      <text:p text:style-name="P82"><text:span text:style-name="T22">–</text:span> Но проблема в том, что я не знаю, ак помочь вам. Может, я какая-то неправильная сила? <text:span text:style-name="T22">–</text:span> Я <text:soft-page-break/>поправил платок на носу Твайлайт.</text:p>
      <text:p text:style-name="P82"><text:span text:style-name="T22">–</text:span> Заклинания Свирла Бородатого обычно срабатывают без ошибок.</text:p>
      <text:p text:style-name="P82"><text:span text:style-name="T22">–</text:span> Если их правильно вызывают, <text:span text:style-name="T22">–</text:span> пробурчал возвратившийся Спайк, укладываясь в корзинку.</text:p>
      <text:p text:style-name="P82"><text:span text:style-name="T22">–</text:span> Что он имел ввиду?</text:p>
      <text:p text:style-name="P82"><text:span text:style-name="T22">–</text:span> Нууу, - Твайлайт смутилась, <text:span text:style-name="T22">–</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7">—</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7">—</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22">–</text:span> Единорожка опустила голову.</text:p>
      <text:p text:style-name="P82"/>
      <text:p text:style-name="P82"><text:span text:style-name="T22">&lt;</text:span><text:span text:style-name="T30">Селестия проснётся на Терре в облике кибермозга, т.к. в своём мире она на ступень выше пони (а кибермозг на Терре на ступень выше людей)</text:span><text:span text:style-name="T22">&gt;</text:span></text:p>
      <text:p text:style-name="P82"><text:span text:style-name="T22">–</text:span> Да, печально получилось <text:span text:style-name="T22">&lt;</text:span><text:span text:style-name="T33">и всего-то</text:span><text:span text:style-name="T7">?</text:span><text:span text:style-name="T22">&gt;</text:span>. Но вернёмся к заклинанию. Во второй раз вы вызвали его правильно <text:span text:style-name="T2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7">—</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82"><text:span text:style-name="T2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82"><text:span text:style-name="T22">–</text:span> Нет, она мне ничего не говорила. Но, видишь ли, ваше королевство и вы сами описаны в моём мире в детском сериале.</text:p>
      <text:p text:style-name="P82"><text:span text:style-name="T22">–</text:span> Мы? Описаны? <text:span text:style-name="T22">–</text:span> Твайлайт от удивления открыла рот. <text:span text:style-name="T2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82">Я покачал головой.</text:p>
      <text:p text:style-name="P82"><text:span text:style-name="T22">–</text:span> Вряд ли кто-то из людей побывал здесь до меня. До вас ведь никто не вызывал это заклинание Свирла?</text:p>
      <text:p text:style-name="P82"><text:span text:style-name="T22">–</text:span> Нет. Собрание столь сильных магов запомнилось бы.</text:p>
      <text:p text:style-name="P82"><text:span text:style-name="T2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82"><text:span text:style-name="T22">–</text:span> Вам нравятся рассказы про Эквестрию? <text:span text:style-name="T22">–</text:span> Твайлайт улыбнулась.</text:p>
      <text:p text:style-name="P82"><text:span text:style-name="T22">–</text:span> Да, достаточно сильно. Я, впрочем, не отношусь к брони <text:span text:style-name="T7">—</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7">—</text:span> придуманных.</text:p>
      <text:p text:style-name="P82"><text:span text:style-name="T22">–</text:span> Брони?</text:p>
      <text:p text:style-name="P82"><text:soft-page-break/><text:span text:style-name="T22">–</text:span> Так называют себя поклонники этого детского сериала и вас самих <text:span text:style-name="T7">—</text:span> сериальных.</text:p>
      <text:p text:style-name="P82">Твайлайт зарделась.</text:p>
      <text:p text:style-name="P82"><text:span text:style-name="T22">–</text:span> Ого! У нас есть поклонники! Интересно было бы поговорить об этом с твоим другом.</text:p>
      <text:p text:style-name="P82"><text:span text:style-name="T22">–</text:span> Его нет. Он погиб полгода назад.</text:p>
      <text:p text:style-name="P82"><text:span text:style-name="T22">–</text:span> О, мои соболезнования! <text:span text:style-name="T22">–</text:span> Твайлайт подошла ко мне и положила переднюю ногу мне на плечо (когда я сидел, она вполне могла достать до него). <text:span text:style-name="T22">–</text:span> Друзей терять очень тяжко.</text:p>
      <text:p text:style-name="P82"><text:span text:style-name="T22">–</text:span> Всё в порядке, Твайлайт.</text:p>
      <text:p text:style-name="P82">Твайлайт подошла к нише у двери, зажгла небольшую горелку и поставила на неё небольшой изящный чайничек</text:p>
      <text:p text:style-name="P82"><text:span text:style-name="T22">–</text:span> Подумать только! <text:span text:style-name="T22">–</text:span> бормотала она про себя, <text:span text:style-name="T7">—</text:span> мы и наша страна описана в жеребячьих книжках в другом мире!</text:p>
      <text:p text:style-name="P8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82"><text:span text:style-name="T22">–</text:span> Нууу, я не думаю, что это описан наша Терра. У нас ничего подобного не водится.</text:p>
      <text:p text:style-name="P82"><text:span text:style-name="T22">–</text:span> Да? Ну ладно. В конце-концов, это всего лишь миф. Свирл Бородатый, правда, упоминал о двух случаях встреч с существами, похожими на вас. <text:span text:style-name="T22">–</text:span> Единорожка сняла чайничек с горелки, поставила на пол чашки и блюдце с печеньем и разлила чай по чашкам и присела рядом со мной.</text:p>
      <text:p text:style-name="P82"><text:span text:style-name="T22">–</text:span> Печенье испёк Спайк. Он на удивление искусный повар, когда на него находит вдохновение.</text:p>
      <text:p text:style-name="P82"><text:span text:style-name="T22">–</text:span> М-м-м. Вкусно. Очень вкусно.</text:p>
      <text:p text:style-name="P82">Я помолчал, собираясь с мыслями. Мысли собирались туго, но самое тупое решение мне пришло в голову ещё в Кантерлоте.</text:p>
      <text:p text:style-name="P82"><text:span text:style-name="T22">–</text:span> Я помню, ваша магия Элементов Гармонии обладает большой силой.</text:p>
      <text:p text:style-name="P82"><text:span text:style-name="T22">–</text:span> Да. <text:span text:style-name="T22">–</text:span> <text:span text:style-name="T7">к</text:span>ивнула Твайлайт. <text:span text:style-name="T2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82"><text:span text:style-name="T22">–</text:span> Так вот, если вы соберётесь вместе и примените эту магию… гм… на мне… Чтобы я вспомнил, как вам помочь. Если, конечно, я вообще знаю.</text:p>
      <text:p text:style-name="P82">Глаза Твайлайт в ужасе расширились. Она поперхнулась.</text:p>
      <text:p text:style-name="P82"><text:span text:style-name="T2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8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7">—</text:span> магия Элементов Гармонии работает, по-большому счёту, на восстановление гармонии <text:span text:style-name="T2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82"><text:span text:style-name="T22">–</text:span> Для восстановления гармонии, говришь, <text:span text:style-name="T22">–</text:span> я почесал затылок.</text:p>
      <text:p text:style-name="P82"><text:span text:style-name="T22">–</text:span> Ну да, это так. Большие возмущения гармонии можно исправить только с помощью… Ой!..</text:p>
      <text:p text:style-name="P82"><text:span text:style-name="T22">–</text:span> Угу, вот именно. Сейчас имеем “большое возмущение гармонии”.</text:p>
      <text:p text:style-name="P82">Твайлайт прижала копыта к вискам.</text:p>
      <text:p text:style-name="P82"><text:span text:style-name="T22">–</text:span> Ты не понимаешь… Я сейчас расскажу. Магия похожа на струю воды, исходящую из садового шланга. Диаметр шланга <text:span text:style-name="T7">—</text:span> это мощность источника магии. Если струя воды тоненькая, то ею можно рисовать довольно сложные картинки на песке. В случае с магией <text:span text:style-name="T7">—</text:span> можно создавать довольно <text:soft-page-break/>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82"><text:span text:style-name="T22">–</text:span> Найтмэр Мун и Дискорд не разорвались и не сгорели.</text:p>
      <text:p text:style-name="P82"><text:span text:style-name="T22">–</text:span> Они очень могущественные маги, одни из лучших. У них сильный антимагический иммунитет. К тому же они биологически бессмертны.</text:p>
      <text:p text:style-name="P82"><text:span text:style-name="T22"/></text:p>
      <text:p text:style-name="P82"><text:span text:style-name="T22">&lt;</text:span><text:span text:style-name="T3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22">&gt;</text:span></text:p>
      <text:p text:style-name="P82"><text:span text:style-name="T22"/></text:p>
      <text:p text:style-name="P82"><text:span text:style-name="T22">–</text:span> Хорошо, у тебя есть какие-то встречные предложения?</text:p>
      <text:p text:style-name="P82">Твайлайт задумчиво прошлась вдоль книжной полки.</text:p>
      <text:p text:style-name="P82"><text:span text:style-name="T22">–</text:span> Мне надо поискать. Должно быть что-то подходящее для нашего случая. Я поищу в разделе психологиии и… призывания духов.</text:p>
      <text:p text:style-name="P82">Я рассмеялся.</text:p>
      <text:p text:style-name="P82"><text:span text:style-name="T22">–</text:span> Для духа я слишком материален.</text:p>
      <text:p text:style-name="P82"><text:span text:style-name="T22">–</text:span> Я знаю. Но ничего более подходящего в голову не приходит. Приходи завтра после обеда. Хорошо?</text:p>
      <text:p text:style-name="P82"><text:span text:style-name="T22">–</text:span> Хорошо, Твайлайт. Приду. Спокойной ночи!</text:p>
      <text:p text:style-name="P82"><text:span text:style-name="T22">–</text:span> Спокойной ночи, Макс!</text:p>
      <text:p text:style-name="P82"/>
      <text:h text:style-name="Heading_20_2" text:outline-level="2">Знакомство с Элементами Гармонии</text:h>
      <text:p text:style-name="P82"/>
      <text:p text:style-name="P83">На следующий день я застал в библиотеке кроме Твайлайт ещё трёх кобылок.</text:p>
      <text:p text:style-name="P83"><text:span text:style-name="T8">–</text:span> Знакомься, Макс <text:span text:style-name="T8">–</text:span> начала представлять меня Твайлайт, <text:span text:style-name="T8">–</text:span> это Пинки Пай.</text:p>
      <text:p text:style-name="P83"><text:span text:style-name="T8">–</text:span> Очень приятно, Макс.</text:p>
      <text:p text:style-name="P83"><text:span text:style-name="T8">–</text:span> А я Пинки Пай! Уи-и-и-и! <text:span text:style-name="T8">–</text:span> Пинки запрыгала на месте и радостно завизжала мне прямо в ухо с такой силой, что я на мгновение оглох.</text:p>
      <text:p text:style-name="P83"><text:span text:style-name="T8">–</text:span> ...то Рэрити! <text:span text:style-name="T8">–</text:span> Твайлайт представила светлую единорожку, которая чуть склонила голову в приветствии.</text:p>
      <text:p text:style-name="P83"><text:span text:style-name="T8">–</text:span> Макс, <text:span text:style-name="T8">–</text:span> кивнул я ей в ответ.</text:p>
      <text:p text:style-name="P83"><text:span text:style-name="T8">–</text:span> Рэйнбоу Дэш! <text:span text:style-name="T8">–</text:span> голубая пегаска представилась сама, насмешливо наморщив нос.</text:p>
      <text:p text:style-name="P83"><text:span text:style-name="T8">–</text:span> Макс. <text:span text:style-name="T8">–</text:span> закончил представляться я.</text:p>
      <text:p text:style-name="P83">Твайлайт продолжила прерванную моим появлением беседу.</text:p>
      <text:p text:style-name="P83"><text:span text:style-name="T8">–</text:span> Как я вам уже рассказывала, заклинание Свирла вызвало сюда Макса. И он хочет нам помочь, но не знает, как.</text:p>
      <text:p text:style-name="P83">Голубая пегаска вомущённо фыркнула.</text:p>
      <text:p text:style-name="P83"><text:soft-page-break/><text:span text:style-name="T8">–</text:span> А нужно ли нам помогать? Сами как-нибудь справимся!</text:p>
      <text:p text:style-name="P83"><text:span text:style-name="T8">–</text:span> Но Дэш, дорогая, неужели ты думаешь, что Твайлайт и принцесса Селестия не перепробовали всё возможное?</text:p>
      <text:p text:style-name="P83"><text:span text:style-name="T8">–</text:span> Рэрити грациозно улеглась на подушку, пододвинув её к себе магией.</text:p>
      <text:p text:style-name="P83"><text:span text:style-name="T8">–</text:span> Если Твайлайт и принцесса не справились, не понимаю, чем нам может помочь этот… человек! <text:span text:style-name="T8">–</text:span> буркнула себе под нос Рэйнбоу Дэш.</text:p>
      <text:p text:style-name="P83"><text:span text:style-name="T8">–</text:span> А ты правда сказочный человек? И ты правда водишь Ниссан-пикап, работаешь программистом и тебе 47 лет? <text:span text:style-name="T8">–</text:span> тараторила Пинки, не прекращая подпрыгивать вокруг меня.</text:p>
      <text:p text:style-name="P83">Я ошеломлённо посмотрел на неё.</text:p>
      <text:p text:style-name="P83"><text:span text:style-name="T8">–</text:span> Откуда ты знаешь?</text:p>
      <text:p text:style-name="P83"><text:span text:style-name="T8">–</text:span> Не знаю. <text:span text:style-name="T8">–</text:span> Пинки, наконец, прекратила прыгать. <text:span text:style-name="T8">–</text:span> А кто такая “Нисссан-пикап”? И куда ты её водишь?</text:p>
      <text:p text:style-name="P83"><text:span text:style-name="T8">–</text:span> Не обращай внимания, <text:s/>Макс, <text:span text:style-name="T8">–</text:span> пришла мне на помощь Твайлайт, <text:span text:style-name="T8">–</text:span> с Пинки такое иногда случается.</text:p>
      <text:p text:style-name="P83"><text:span text:style-name="T8">– </text:span>47 лет? Такой старый? <text:span text:style-name="T8">–</text:span> тихо произнесла Рэйнбоу Дэш с сомнением поглядывая на меня.</text:p>
      <text:p text:style-name="P83"><text:span text:style-name="T8">–</text:span> Не старый. У нас живут, в среднем, до 90-ти <text:span text:style-name="T8">–</text:span> 100-а лет.</text:p>
      <text:p text:style-name="P83"><text:span text:style-name="T8">– </text:span>Хм. Люди живут дольше, чем пони. А что делают программисты? <text:span text:style-name="T8">–</text:span> продолжала допытываться радужногривая пегаска.</text:p>
      <text:p text:style-name="P83"><text:span text:style-name="T8">–</text:span> Программы. Это такие… гм… заклинания. Ты пишешь программу, запускаешь её, а потом она делает что-то для тебя.</text:p>
      <text:p text:style-name="P83"><text:span text:style-name="T8">–</text:span> То есть, ты, типа, волшебник в своём мире?</text:p>
      <text:p text:style-name="P83"><text:span text:style-name="T8">–</text:span> Вряд ли меня так можно называть. Очень далёкие параллели. У нас совсем нет магии.</text:p>
      <text:p text:style-name="P83"><text:span text:style-name="T8">–</text:span> Не понимаю, <text:span text:style-name="T8">–</text:span> пегаска яростно почесала копытом за ухом. <text:span text:style-name="T8">–</text:span> Нет магии, но есть заклинания. Есть заклинатель, но он не волшебник. Фигня какая-то!</text:p>
      <text:p text:style-name="P83"><text:span text:style-name="T8">–</text:span> Дэши, не отвлекайся. Давай дослушаем Твайлайт. <text:span text:style-name="T8">–</text:span> Рэрити подсунула подушку под Рэйнбоу, но та, сморщив нос, отодвинула её от себя и облокотилась о книжный шкаф.</text:p>
      <text:p text:style-name="P83"><text:span text:style-name="T8">–</text:span> Так вот, <text:span text:style-name="T8">–</text:span> продолжила Твайлайт, <text:span text:style-name="T8">–</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83"><text:span text:style-name="T8">–</text:span> Одержимого чем? <text:span text:style-name="T8">–</text:span> спросила Рэрити.</text:p>
      <text:p text:style-name="P83"><text:span text:style-name="T8">–</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8">—</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8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8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83"><text:span text:style-name="T8">–</text:span> Без проблем, Твайлайт. Вряд ли ты найдёшь в закоулках моего сознания что-либо интересное для себя, <text:span text:style-name="T8">–</text:span> я усмехнулся. <text:span text:style-name="T8">–</text:span> Потом расскажешь, самому любопытно.</text:p>
      <text:p text:style-name="P83">Твайлайт покачала головой.</text:p>
      <text:p text:style-name="P83"><text:span text:style-name="T8">–</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83"><text:span text:style-name="T8">–</text:span> Не одному? Почему?</text:p>
      <text:p text:style-name="P83"><text:span text:style-name="T8">–</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8">—</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83"><text:span text:style-name="T8">–</text:span> Хм, интересно. А что чувствует снопроходец, находясь в чужом сне?</text:p>
      <text:p text:style-name="P83"><text:span text:style-name="T8">–</text:span> Он переживает всё как наяву. Есть ещё один... м-м-м… нюанс.</text:p>
      <text:p text:style-name="P83">Видишь ли, Макс, иногда снопроходец во сне узнавал такие вещи, которых спящий даже теоретически не мог знать <text:span text:style-name="T8">—</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83"><text:span text:style-name="T8">–</text:span> Интересно, <text:span text:style-name="T8">–</text:span> заинтересовалась Рэрити. <text:span text:style-name="T8">–</text:span> А почему заклинание не закончено? В чём его незаконченность?</text:p>
      <text:p text:style-name="P83"><text:span text:style-name="T8">–</text:span> Я не знаю. <text:span text:style-name="T8">–</text:span> Твайлайт помотала голоавой, <text:span text:style-name="T8">–</text:span> сам Индрэ называл его незаконченным перед тем, как исчезнуть.</text:p>
      <text:p text:style-name="P83"><text:span text:style-name="T8">–</text:span> Он исчез?</text:p>
      <text:p text:style-name="P83"><text:span text:style-name="T8">–</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83"><text:span text:style-name="T8">–</text:span> Какая интригующая история! И теперь кто-то из нас должен отправиться в голову Макса? <text:span text:style-name="T8">–</text:span> Пинки без комплексов рассматривала меня, как если бы прикидывала, сможет ли она забраться мне в голову, или нет.</text:p>
      <text:p text:style-name="P83"><text:span text:style-name="T8">–</text:span> Ну… В общем, да. Надо ещё пригласить Эпплджек и Флаттершай.</text:p>
      <text:p text:style-name="P83"><text:span text:style-name="T8">–</text:span> На это уйдёт ещё день <text:span text:style-name="T8">–</text:span> продолжила за неё Рэрити. Думаю, пока Дэши слетает за ними, я вполне могу стать снопроходцем.</text:p>
      <text:p text:style-name="P83"><text:span text:style-name="T8">–</text:span> О, Рэрити, спасибо-спасибо-спасибо! <text:span text:style-name="T8">–</text:span> Твайлайт обняла единорожку.</text:p>
      <text:p text:style-name="P83"><text:span text:style-name="T8">–</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83">Рэйнбоу Дэш развернулась к выходу из библиотеки.</text:p>
      <text:p text:style-name="P83"><text:span text:style-name="T8">–</text:span> Так я слетаю за Флатти и Эй-Джэй! Смотри, Рэр, не вынеси ему мозги, <text:span text:style-name="T8">–</text:span> она исподлобья глянула на меня, вылетая в дверь.</text:p>
      <text:p text:style-name="P83"><text:span text:style-name="T8">–</text:span> Мне кажется, Макс, ты ей чем-то не нравишься, <text:span text:style-name="T8">–</text:span> заметила Рэрити.</text:p>
      <text:p text:style-name="P83"><text:span text:style-name="T8">–</text:span> А, по-моему, так наоборот, <text:span text:style-name="T8">–</text:span> хмыкнул Спайк, всё это время евший в сторонке какие-то сверкающие кристаллы.</text:p>
      <text:p text:style-name="P83"><text:soft-page-break/><text:span text:style-name="T8">–</text:span> Но довольно слов. Что нужно делать, дорогая? <text:span text:style-name="T8">–</text:span> обратилась Рэрити к Твайлайт.</text:p>
      <text:p text:style-name="P83"><text:span text:style-name="T8">–</text:span> До утра <text:span text:style-name="T8">—</text:span> ничего. Потом вам нужно лечь рядом и я вызову заклинание двойного сна.</text:p>
      <text:p text:style-name="P83"><text:span text:style-name="T8">–</text:span> Отлично, тогда я ещё успею привести себя в порядок. На все сто нужно выглядеть даже во сне. Тем более, в чужом.</text:p>
      <text:p text:style-name="P83">Рэрити вышла на улицу. Я поднялся с места.</text:p>
      <text:p text:style-name="P83"><text:span text:style-name="T8">–</text:span> Я тоже, пожалуй, пройдусь.</text:p>
      <text:p text:style-name="P83"><text:span text:style-name="T8">–</text:span> Далеко не уходи, Макс. Понивилль не такой уж и маленький, новичок в нём запросто может заблудиться.</text:p>
      <text:p text:style-name="P83"><text:span text:style-name="T8">–</text:span> Не волнуйся, Твайлайт. Пройдусь до железной дороги и обратно.</text:p>
      <text:p text:style-name="P8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83">Дойдя до железной дороги, я пошёл вдоль неё, постепеннно выходя за пределы городка.</text:p>
      <text:p text:style-name="P83">Чувствительный толчок чуть выше пояса заставил меня сделать два шага вперёд, чтобы не упасть.</text:p>
      <text:p text:style-name="P83">Я обернулся.</text:p>
      <text:p text:style-name="P83">Сзади стояла Рэйнбоу Дэш с растрёпанной от толчка чёлкой.</text:p>
      <text:p text:style-name="P83"><text:span text:style-name="T8">–</text:span> Ты! <text:span text:style-name="T8">–</text:span> вызывающе грубый тон Рэйнбоу скрывал дрожь в голосе. <text:span text:style-name="T8">–</text:span> Почему у меня такое чувство, что я тебя знаю? Почему у меня в голове чёрте-что творится с тех пор, как я тебя увидела? Ты должен знать! -<text:span text:style-name="T8">–</text:span>она сделала ударение на слове “ты”.</text:p>
      <text:p text:style-name="P83"><text:span text:style-name="T8">–</text:span> Рэйнбоу, успокойся. О чём ты?</text:p>
      <text:p text:style-name="P83">Она глядела сквозь чёлку куда-то мимо меня, отворачивая взгляд. Заднее копыто легонько притоптывало.</text:p>
      <text:p text:style-name="P83"><text:span text:style-name="T8">–</text:span> Ты знаешь, о чём. Должен знать, <text:span text:style-name="T8">–</text:span> отрезала она, ничего не объясняя.</text:p>
      <text:p text:style-name="P83"><text:span text:style-name="T8">–</text:span> Я не понимаю. Честно. Что ты чувствуешь?</text:p>
      <text:p text:style-name="P8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83"/>
      <text:h text:style-name="Heading_20_2" text:outline-level="2">Первый сеанс двойного сна. Рэрити</text:h>
      <text:p text:style-name="P83"/>
      <text:p text:style-name="P84"><text:span text:style-name="T23">&lt;</text:span><text:span text:style-name="T3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84"><text:span text:style-name="T30">Сон одновременно смотрели Рэрити, Пинки и РД. Флатти и ЭйДжей не успели подойти вовремя, т.к. жили за городом.</text:span><text:span text:style-name="T23">&gt;</text:span></text:p>
      <text:p text:style-name="P84"/>
      <text:p text:style-name="P85">Когда я вернулся в библиотеку, Твайлайт и Спайк уже соорудили нечто вроде мягкого уголка на втором этаже.</text:p>
      <text:p text:style-name="P85"><text:span text:style-name="T24">–</text:span> Кровать для тебя маловата, Макс, <text:span text:style-name="T24">–</text:span> извиняющимся тоном сообщила Твайлайт. <text:span text:style-name="T24">–</text:span> Мы сдвинули два <text:soft-page-break/>матраса на полу. Вы с Рэрити должны поместиться.</text:p>
      <text:p text:style-name="P85"><text:span text:style-name="T24">–</text:span> Может, и поместимся. Но, вообще, я во сне верчусь.</text:p>
      <text:p text:style-name="P85"><text:span text:style-name="T24">–</text:span> Не страшно, ты не успеешь… <text:span text:style-name="T24">–</text:span> её слова были заглушены звоном входного колокольчика. Хлопнула дверь и в читальный зал вошла светлая единорожка.</text:p>
      <text:p text:style-name="P85"><text:span text:style-name="T24">–</text:span> Рэ-ри-тиии! - прошептал в восхищении Спайк.</text:p>
      <text:p text:style-name="P85">И было отчего.</text:p>
      <text:p text:style-name="P85">Что-то неуловимо изменилось в той единорожке, которую я видел ещё утром.</text:p>
      <text:p text:style-name="P85">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24">—</text:span> всё это придавало Рэрити неожиданный шарм.</text:p>
      <text:p text:style-name="P85"><text:span text:style-name="T24">–</text:span> Рэрити, ты выглядишь… Замечательно выглядишь! <text:span text:style-name="T24">–</text:span> растерянно пролепетала Твайлайт.</text:p>
      <text:p text:style-name="P85"><text:span text:style-name="T24">–</text:span> Дааааааа… Замечательно! <text:span text:style-name="T24">–</text:span> наконец-то смог закрыть рот <text:span text:style-name="T9">и втянуть слюни </text:span>Спайк.</text:p>
      <text:p text:style-name="P85"><text:span text:style-name="T24">–</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24">–</text:span> смущённо сказала Рэрити, глядя мимо меня своими фиолетовыми глазами.</text:p>
      <text:p text:style-name="P85"><text:span text:style-name="T24">–</text:span> Спасибо, Рэрити. Ты выглядишь потрясно. <text:span text:style-name="T24">–</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86"><text:span text:style-name="T24">–</text:span> Ну что же, если готовы <text:span text:style-name="T10">—</text:span> ложитесь на матрас и расслабьтесь. Вы должны касаться друг-друга. <text:span text:style-name="T24">–</text:span> <text:span text:style-name="T10">с</text:span>командовала Твайлайт.</text:p>
      <text:p text:style-name="P86">Двух небольших понячьих матраса, сложенных вместе, мне вполне хватило, чтобы растянуться в полный рост и раскинуть руки крестом.</text:p>
      <text:p text:style-name="P86"><text:span text:style-name="T1">Матр</text:span><text:span text:style-name="T10">а</text:span><text:span text:style-name="T1">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86"><text:span text:style-name="T24">–</text:span> Я не слишком давлю? - прошептала мне на ухо единорожка.</text:p>
      <text:p text:style-name="P86">Её ресницы щекотали мне щёку и это было чертовски приятно. Ответить я не успел.</text:p>
      <text:p text:style-name="P86"><text:span text:style-name="T24">–</text:span> Готовы? <text:span text:style-name="T24">–</text:span> Спросила Твайлайт.</text:p>
      <text:p text:style-name="P86"><text:span text:style-name="T24">–</text:span> Я готова. <text:span text:style-name="T24">–</text:span> <text:span text:style-name="T10">о</text:span>тозвалась Рэрити.</text:p>
      <text:p text:style-name="P86"><text:span text:style-name="T24">–</text:span> Готов. <text:span text:style-name="T24">–</text:span> <text:span text:style-name="T10">с</text:span>казал я.</text:p>
      <text:p text:style-name="P8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86"/>
      <text:h text:style-name="Heading_20_2" text:outline-level="2">Сон Макса</text:h>
      <text:p text:style-name="Text_20_body"/>
      <text:p text:style-name="P86"><text:span text:style-name="T25">&lt;</text:span><text:span text:style-name="T3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9"><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89"><text:span text:style-name="T24">–</text:span> Готова, <text:span text:style-name="T24">–</text:span> процедила она.</text:p>
      <text:p text:style-name="P89">В сон отправились сразу три пони <text:span text:style-name="T25">—</text:span> Рэрити, Рэйнбоу Дэш и Пинки. Пинки после пробуждения Макса пробуждается безумной <text:span text:style-name="T25">—</text:span> Твайлайт пытается её лечить</text:p>
      <text:p text:style-name="P86"><text:span text:style-name="T30">Эгрегор Эквестрии </text:span><text:span text:style-name="T34">—</text:span><text:span text:style-name="T30"> Селестия </text:span><text:span text:style-name="T34">—</text:span><text:span text:style-name="T30"> на кончике главного рога Анакорна</text:span><text:span text:style-name="T25">&gt;</text:span></text:p>
      <text:p text:style-name="P88">***</text:p>
      <text:p text:style-name="P86"><text:span text:style-name="T24">–</text:span> Вставай, Макс! <text:span text:style-name="T24">–</text:span> Маленькое копыто надавливало мне на грудь, делая энергичные круговые движения.</text:p>
      <text:p text:style-name="P86"><text:span text:style-name="T24">–</text:span> Твайлайт? <text:span text:style-name="T24">–</text:span> Взгляд сфокусировался на лавандовой единорожке, озабоченно осматривающей меня и продолжающей массаж в области сердца.</text:p>
      <text:p text:style-name="P2">-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text:soft-page-break/>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2"/>
      <text:p text:style-name="P2">-\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oft-page-break/></text:p>
      <text:p text:style-name="P2">-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
      <text:p text:style-name="P2">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text:soft-page-break/>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2"/>
      <text:p text:style-name="P2">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text:soft-page-break/>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2"/>
      <text:p text:style-name="P2">-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text:soft-page-break/>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2"/>
      <text:p text:style-name="P2">-\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text:soft-page-break/>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2"/>
      <text:p text:style-name="P2">-\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text:soft-page-break/>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2"/>
      <text:p text:style-name="P2">-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text:soft-page-break/>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4"/>
      <text:p text:style-name="P2">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text:soft-page-break/>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2"/>
      <text:p text:style-name="P2"/>
      <text:p text:style-name="P2">-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2"/>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text:soft-page-break/>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2"/>
      <text:p text:style-name="P2"/>
      <text:p text:style-name="P2">"-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text:soft-page-break/>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2"/>
      <text:p text:style-name="P2"/>
      <text:p text:style-name="P2">"-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text:soft-page-break/>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2"/>
      <text:p text:style-name="P2"/>
      <text:p text:style-name="P2">"-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text:soft-page-break/>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2"/>
      <text:p text:style-name="P2">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text:soft-page-break/>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2"/>
      <text:p text:style-name="P2"/>
      <text:p text:style-name="P2">hunk = [{"ty":"is","s":"Я присел в коридоре, закрыв глаза.\nПолчаса назад это место было моим миром. Миром, где я родился, вырос и знал, что умру. Но те</text:p>
      <text:p text:style-name="P2">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2">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2"><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2">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2">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2">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2">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2">n***\n\n– Итак, подведём итоги. - Дискорд удобно уселся в моём рабочем кресле, развернувшись к компьютеру спиной, и принялся загибать пальцы. - Что мы и</text:p>
      <text:p text:style-name="P2">меем?\nВо-первых, мы знаем, что принцесса Селестия где-то тут, в мире Макса. Примем это как <text:soft-page-break/>данность, иначе нам просто не на что рассчитывать и надеятьс</text:p>
      <text:p text:style-name="P2">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2">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2">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2">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2">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2">й, – я оторвался от печальных мыслей, – в чём удача-то, что ты оказался с нами?\n– Видишь ли, мой друг, мы с Селестией давние… гм… знакомые. Очень давни</text:p>
      <text:p text:style-name="P2">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2"><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2"><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2">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2">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2">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2"><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2">ь, чтоб вы не слишком сильно отличались от людей.\n– А они? – Дискорд кивнул на девушек, сжавшихся в уголке дивана.\nЯ пожал плечами. \n– Поживём — увид</text:p>
      <text:p text:style-name="P2">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2"><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2">ь про сбои в работе Нексуса, начавшиеся с утра, после установки нового билда. Слушая его в полуха, я сел за рабочее место.\n","ibi":181513},{"ty":"as","</text:p>
      <text:p text:style-name="P2"/>
      <text:p text:style-name="P2"/>
      <text:p text:style-name="P2">type="text/javascript"&gt;DOCS_modelChunkParseStart = new Date().getTime();&lt;/script&gt;&lt;script type="text/javascript"&gt;DOCS_modelChunk = [{"ty":"is","s":"Как б</text:p>
      <text:p text:style-name="P2">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2">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2"><text:soft-page-break/><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2">ли нет.\nА сейчас разберёмся, что там с Нексусом?\nАдминистративная консоль приветственно мигнула зелёным шрифтом.\n\n\u003e\\Привет, Нексус. Это Макс.\</text:p>
      <text:p text:style-name="P2">n\u003c\\Привет, Макс. Рад тебя видеть.\n\nХм. Блок эмоций? Или просто модификация стандартного приветствия?\n\n\u003e\\Нексус, отключи память событий з</text:p>
      <text:p text:style-name="P2">а последнюю неделю.\n\u003c\\Выполнено, Макс.\n\u003e\\Задача по корпоративной логике. Выдай наиболее оптимальное решение.\n\u003c\\Жду с нетерпением, М</text:p>
      <text:p text:style-name="P2">акс.\n\u003e\\Постановка задачи.\n\u003e\u003e\\Компания А под твоим управлением выпускает большими партиями лечебный шампунь, который эффективен уже пр</text:p>
      <text:p text:style-name="P2">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2">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2">ичения.\n\u003e\u003e\\Ты не можешь подать в суд на компанию Б и ждать результатов, так как за время разбирательства компания А обанкротится.\n\u003e\\З</text:p>
      <text:p text:style-name="P2">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2">003c\\Задача принята...\n\u003c\\...\n\u003c\\...\n\u003c\\Решение:\n\u003c\\Не следует противопоставлять злу ещё большее зло - это только усилит его. Н</text:p>
      <text:p text:style-name="P2">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2">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2">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2">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2">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2">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2"><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2">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2">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2">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2">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2">асколько я знаю, не было. Да даже если б и было — уж точно в сторону смягчения никто ничего не <text:soft-page-break/>стал бы менять, поверь. Так что это или ты там что-то нап</text:p>
      <text:p text:style-name="P2">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2">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2">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2">еров и закупаться продуктами на полулегальном базарчике неподалёку от офиса).\n","ibi":185537},{"ty":"as","sm":{"ps_al":3,"ps_al_i":false,"ps_awao_i":tr</text:p>
      <text:p text:style-name="P2"/>
      <text:p text:style-name="P2"/>
      <text:p text:style-name="P2">:"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2">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2">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2">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2">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2">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2">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2">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2">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2">на будет человеком. Она может оказаться, скажем, какой-нибудь собачкой. Хм... Женского пола.\n– Дискорд!\n– Ась? – Дискорд с отсутствующим выражением ли</text:p>
      <text:p text:style-name="P2">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2">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2">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2">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2"><text:s/>равно что гулять по апрельскому льду.\n– Пора. Перерыв закончился, все, в основном, уже сидят на своих местах.\n– Что ж, веди меня, мой фюрер! – Дискор</text:p>
      <text:p text:style-name="P2">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2"><text:soft-page-break/><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2">дующем так же.\nВ конце-концов, на пятом этаже Дискорд с шумом втянул в себя воздух, поднял вверх палец и заявил, повернувшись ко мне:\n– О!\n– Ты что-т</text:p>
      <text:p text:style-name="P2">о чувствуешь?\n– Не что-то, а именно её! Ай! – Дискорд высвободил руку из закрывшихся створок дверей. – Селестию, то бишь! Сейчас мы её в два счёта разы</text:p>
      <text:p text:style-name="P2">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2">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2">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2">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2">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2">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2">ствуешь?\n– Нет! – Дискорд отвёл взгляд и пошёл дальше.\nОстаток этажа не принёс в поиски ничего нового.\n","ibi":189571},{"ty":"as","sm":{"ps_al":3,"ps</text:p>
      <text:p text:style-name="P2"/>
      <text:p text:style-name="P2">ipt"&gt;DOCS_modelChunkParseStart = new Date().getTime();&lt;/script&gt;&lt;script type="text/javascript"&gt;DOCS_modelChunk = [{"ty":"is","s":"\nНаша компания поглоща</text:p>
      <text:p text:style-name="P2">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2">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2">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2">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2">просто шкурный интерес по отношению к Максу. Уж поверьте мне, я такие вещи умею подмечать.\n– Да ну? – усомнилась Эпплджек. – С каких это пор?\n– С таки</text:p>
      <text:p text:style-name="P2">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2">, я никому не выдам, что ты неровно дышишь к…\n– Кха-кхе-кхм-гррммм! – внезапно закашлявшаяся Эпплджёк заглушила конец фразы. – Ну хорошо, положим, ты п</text:p>
      <text:p text:style-name="P2">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2"><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2"><text:soft-page-break/>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2">одальше — тогда я, возможно, что-то обнаружу.\nЯ понял, что Дискорд уже всё решил. Что ж, возможно, так будет лучше.\n– Ты собираешься уехать?\n– Да. Че</text:p>
      <text:p text:style-name="P2">м скорее, тем лучше. У нас всё ещё есть почти три месяца на поиски. Думаю, мне хватит. – Дискорд встал и начал собираться.\n– А как…\n– Не изволь беспок</text:p>
      <text:p text:style-name="P2">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2">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2">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2">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2">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2">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2">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2">\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2">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2">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2"><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2"><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2">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2">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2">орожен, но всё равно частенько ходил на волосок от травм и повреждений.\n\n***\n– Так больше продолжаться не может. – Жанна (как мы условились называть</text:p>
      <text:p text:style-name="P2">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2">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2">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2"><text:s/>Селестии! Времени осталось совсем мало.\n","ibi":193596},{"ty":"as","sm":<text:soft-page-break/>{"ps_al":3,"ps_al_i":false,"ps_awao_i":true,"ps_ifl":18.0,"ps_ifl_i":true,"ps_</text:p>
      <text:p text:style-name="P2"/>
      <text:p text:style-name="P2"/>
      <text:p text:style-name="P2">S_modelChunk = [{"ty":"is","s":"Жанна слепила снежку и запустила её в ближайшего снеговика на пригорке, метко сбив ему нос из бутылки. Снеговик, казалос</text:p>
      <text:p text:style-name="P2">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2">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2">,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2">них должен догадаться Макс\u003e?\n– Да, у меня тоже было такое чувство, что он хочет от нас избавиться. Но он же объяснил, почему. Или ты думаешь, что?</text:p>
      <text:p text:style-name="P2">..\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2">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2">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2">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2">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2">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2">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2">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2">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2">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2"><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2">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2">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2">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2">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2"><text:soft-page-break/>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2">, внезапно поехал\u003cулучшить\u003e. А тот случай, когда мне пришлось зашивать тебе куртку после нападения убийц\u003cклоунов/санта-клаусов\u003e — ты</text:p>
      <text:p text:style-name="P2"><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2"><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2">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2">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2">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2"><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2">умия, чтобы организовывать такие неестественные попытки убийства.\n","ibi":198115},{"ty":"as","sm":{"ps_al":3,"ps_al_i":false,"ps_awao_i":true,"ps_ifl":</text:p>
      <text:p text:style-name="P2"/>
      <text:p text:style-name="P2"/>
      <text:p text:style-name="P2">hunk = [{"ty":"is","s":"Я осмотрел прибрежные кусты. В тусклом свете фонаря их силуэты казались изготовившимися к броску химерами.\n– Пойдём отсюда, Жан</text:p>
      <text:p text:style-name="P2">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2"><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2">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2">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2">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2">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2">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2">пнула книгу “Последний Единорог\u003c?\u003e” Питера Бигла и повернулась ко мне.\n– Я тут проходил мимо серверной и заметил, что там висит сумка. Кто-то</text:p>
      <text:p text:style-name="P2"><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2">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2">Так это твоя?\n– Если чёрная кожаная, с заклёпками — то моя. Хотя в серверной чужой быть и не <text:soft-page-break/>должно.\n– Чёрная. С заклёпками. – Я всматривался в Анджел</text:p>
      <text:p text:style-name="P2">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2">талась, изогнувшись, заглянуть себе за плечо.\n– Да нет, всё в порядке, не волнуйся. А тебе, часом, никогда не снилось, что у тебя есть копыта, рог и кр</text:p>
      <text:p text:style-name="P2">ылья?\n– Чего-о-о? – Анджела прыснула. – Ну и сексуальные фантазии у тебя, Макс! Если хочешь пригласить в кафешку — так и скажи. Рога он какие-то выдумы</text:p>
      <text:p text:style-name="P2">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2">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2">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2"><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2">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2"><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2">003e\n\n***\n\nНа кухне за столиком сидели две девушки и сочиняли письмо.\n– “Дорогой Дискорд, мы так по тебе соскучились!” - старательно выводила каллл</text:p>
      <text:p text:style-name="P2">играфическим почерком Флаттершай. – “Почти так же сильно, как по Эквестрии”...\n– Вот ещё! Чтоб я по этому охламону соскучилась! – пробурчала Эпплджек.</text:p>
      <text:p text:style-name="P2">–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2">андаш, переправила текст.\n– Вот теперь другое дело! – Эпплджек выставила листок на свет, любуясь написанным.\n– А ты уверена, что так можно? – робко вс</text:p>
      <text:p text:style-name="P2">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2">нько сидра, заявляется под утро со следами помады на шее.\n– А-а-а. Ну ладно. А разве “мы б тебя век не видели, если б не принцесса”...\n– Ты не отвлека</text:p>
      <text:p text:style-name="P2">йся на дружескую фамильярность, а дальше пиши, – прервала её подруга. – А то мы так до вечера не закончим. А скоро ужин готовить надо.\n","ibi":202353},</text:p>
      <text:p text:style-name="P2"/>
      <text:p text:style-name="P2"/>
      <text:p text:style-name="P2"/>
      <text:p text:style-name="P30">javascript"&gt;DOCS_modelChunk = [{"ty":"is","s":"– Ну хорошо, продолжу. “Как успехи в поисках принцессы Селестии? Пиши нам, пожалуйста, побольше. Ты так и</text:p>
      <text:p text:style-name="P31">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31">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31"><text:soft-page-break/>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31">ется вовсю, пока мы тут ночей не спим. А ну дай-ка…\nЭпплджек выхватила листок и начала править текст.\n– Так… Так… И вот так! Теперь порядок! – Эпплдже</text:p>
      <text:p text:style-name="P31">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31">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31">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31">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1">.\n– “Надеюсь, ты скоро найдёшь нашу принцессу.” – продолжила Флаттершай. – “Потому что нам её искать плохо получается. Макс долго искал и, наконец, наш</text:p>
      <text:p text:style-name="P31">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31">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31">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31">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31"><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31">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31">же о Гарри.\n– Что-то мне это напоминает.\n– Что?\n– То, что с Максом происходит в последнее время. Стоит ему нос из дому высунуть - как на него свалива</text:p>
      <text:p text:style-name="P31">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31">жей! \n– Лучше бы он от нас просто отстал. Мы ему ничего плохого не сделали. – вздохнула Флаттершай и продолжила. – “Надеюсь, у тебя всё хорошо? Ты так</text:p>
      <text:p text:style-name="P31">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31"><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31">л снеговик — он съехал на него с пригорка и Макс еле вырвался.”\n– Агась, вырвался бы он, если бы не я. Дай-ка сюда письмо...\n– “...хорошо, что рядом б</text:p>
      <text:p text:style-name="P31">ыла Эпплджек и спасла его...”. – Так годится?\n– Пожалуй, да.\n– Хорошо. – “В общем, приезжай скорее. Так хочется, чтоб мы снова были вместе и чтобы все</text:p>
      <text:p text:style-name="P31"><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31">. Напиши просто: “Успехов в поисках и до ОЧЕНЬ скорой встречи у коридора”. Написала? Ну <text:soft-page-break/>отлично. Теперь набери его <text:s/>и пошли емейлом. И помоги мне потом</text:p>
      <text:p text:style-name="P31">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31">Твоя Флатти”.\n– Да-да, я мигом! – Девушка схватила листок бумаги и помчалась к ноутбуку.\n\nОзарение\n\n\u003cФлаттершай смотрит млп и говорит - всё не</text:p>
      <text:p text:style-name="P31"><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31">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31"/>
      <text:p text:style-name="P30"/>
      <text:p text:style-name="P31"/>
      <text:h text:style-name="P71" text:outline-level="2">Озарение</text:h>
      <text:p text:style-name="P1"/>
      <text:p text:style-name="P3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1"/>
      <text:p text:style-name="P30">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158899883745204122" text:style-name="L5">
        <text:list-item>
          <text:p text:style-name="P90">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7497857213093333225" text:style-name="L6">
        <text:list-item>
          <text:p text:style-name="P91">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91">Ну хорошо. Убедила. В конце-концов, можем поступить так. Вы с Флатти вернётесь обратно а я продолжу поиски здесь.</text:p>
        </text:list-item>
        <text:list-item>
          <text:p text:style-name="P91">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91">Вы можете связываться со мной раз в месяц по коридору.</text:p>
        </text:list-item>
        <text:list-item>
          <text:p text:style-name="P91">Не пойдёт. Ты видел, с какими трудностями открывается коридор? За две последние попытки мы <text:soft-page-break/>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91">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31">Эпплджек недоверчиво хмыкнула.</text:p>
      <text:list xml:id="list5418293016838555885" text:style-name="L7">
        <text:list-item>
          <text:p text:style-name="P92">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92">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92">Конечно оставаться. Кто ещё, кроме нас, может найти её?</text:p>
        </text:list-item>
        <text:list-item>
          <text:p text:style-name="P92">Я думал, ты не сможешь оставить Энджела и всех остальных надолго.</text:p>
        </text:list-item>
        <text:list-item>
          <text:p text:style-name="P92">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93">Извини, Флаттершай, забылся.</text:p>
        </text:list-item>
        <text:list-item>
          <text:p text:style-name="P93">Та ладно, я ж не против, – возразила Эпплджек. – Не парься, Флатти. Было б хуже, если б он <text:s/>назвал меня Эпплджек на людях.</text:p>
        </text:list-item>
        <text:list-item>
          <text:p text:style-name="P93">Ты так... – запнулась Флаттершай. – Так быстро забыла свою ферму. И...</text:p>
        </text:list-item>
        <text:list-item>
          <text:p text:style-name="P93">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93">Как ты можешь так говорить? – расплакалась Флаттершай.</text:p>
        </text:list-item>
        <text:list-item>
          <text:p text:style-name="P93">Эй, девушки, не ссорьтесь! Мы — одна команда! И надеюсь, останемся ею и в дальнейшем. </text:p>
          <text:p text:style-name="P9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93">А если нет? – Эпплджек смотрела мне мне прямо в глаза.</text:p>
          <text:p text:style-name="P93">Я молча пожал плечами. Эпплджек уверенно продолжила.</text:p>
        </text:list-item>
        <text:list-item>
          <text:p text:style-name="P93">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93">Спасибо, ЭйДжей.</text:p>
        </text:list-item>
        <text:list-item>
          <text:p text:style-name="P93">Я об Эквестрии беспокоюсь. – ворчливо отозвалась Эпплджек. – Надо разобраться с этой ерундой наконец-то. И я чертовски намерена это сделать.</text:p>
          <text:p text:style-name="P93">Флаттершай пробормотала нечто, показавшееся мне знакомым.</text:p>
        </text:list-item>
        <text:list-item>
          <text:p text:style-name="P93">Флатти, ты что-то сказала? Я не расслышал.</text:p>
        </text:list-item>
        <text:list-item>
          <text:p text:style-name="P93"><text:soft-page-break/>Намерение Изменяет Реальность.</text:p>
        </text:list-item>
        <text:list-item>
          <text:p text:style-name="P93">Эээ. А где ты слышала эту фразу, если не секрет?</text:p>
        </text:list-item>
        <text:list-item>
          <text:p text:style-name="P93">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93">У меня как будто вспыхнула лампочка в мозгу. Кирпичики быстро выстраивались в целостную картину. Я ринулся в прихожую.</text:p>
        </text:list-item>
        <text:list-item>
          <text:p text:style-name="P93">Флатти, ЭйДжей, буду через час. Ждите!</text:p>
        </text:list-item>
      </text:list>
      <text:p text:style-name="P31"/>
      <text:h text:style-name="P70" text:outline-level="2">Почти.</text:h>
      <text:p text:style-name="P33">В офисе меня встретил лыбящийся Стас.</text:p>
      <text:p text:style-name="P3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3">Я уставился на Стаса и он, захлёбываясь от торопливости, начал <text:span text:style-name="T11">рассказывать</text:span>.</text:p>
      <text:p text:style-name="P3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3">– Ты его уничтожил?</text:p>
      <text:p text:style-name="P33">– Кого?</text:p>
      <text:p text:style-name="P33">– Этический модуль. Селестию.</text:p>
      <text:p text:style-name="P3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3">– Ты его уничтожил?</text:p>
      <text:p text:style-name="P3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3">– То есть, на домашнем компьютере Влада модуль работает и дальше?</text:p>
      <text:p text:style-name="P33">– Ага. К нему-то у меня доступа нету. Но в кластер к Нексусу он больше не пролезет.</text:p>
      <text:p text:style-name="P33">– Спасибо, Стас. Ты молодец.</text:p>
      <text:p text:style-name="P33">Ниточка, чуть было не прервавшаяся в офисе, повела в квартиру Влада.</text:p>
      <text:p text:style-name="P33"/>
      <text:h text:style-name="P70" text:outline-level="2">Дискорд</text:h>
      <text:p text:style-name="Text_20_body"/>
      <text:p text:style-name="P41">Девушки поспешно собирались, пока я растолковывал им задачу.</text:p>
      <text:list xml:id="list2887298680409878103" text:style-name="L8">
        <text:list-item>
          <text:p text:style-name="P79">Сейчас мы отправимся в квартиру Влада. Судя по всему, Селестия там. Долго рассказывать, как я <text:soft-page-break/>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79">Это тот твой приятель, который разбился с полгода назад? – спросила Эпплджек.</text:p>
        </text:list-item>
      </text:list>
      <text:list xml:id="list8090722640548128389" text:style-name="L9">
        <text:list-item>
          <text:p text:style-name="P80">Да, это он.</text:p>
        </text:list-item>
        <text:list-item>
          <text:p text:style-name="P80">А как мы попадём в его квартиру? Там сейчас кто-то живёт? – Флаттершай прыгала на одной ноге, натягивая кед.</text:p>
        </text:list-item>
        <text:list-item>
          <text:p text:style-name="P80">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4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2">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11">&gt;</text:span></text:p>
      <text:p text:style-name="P4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Плохо написано!<text:span text:style-name="T11">&gt;</text:span></text:p>
      <text:p text:style-name="P42">Я поднёс брелок пропуска к домофону, но дверь подъезда не открылась. Замигала красная лампочка и зажужжал зуммер.</text:p>
      <text:p text:style-name="P42">Я выругался.</text:p>
      <text:list xml:id="list7827709080336384545" text:style-name="L10">
        <text:list-item>
          <text:p text:style-name="P75">Макс, что случилось? У нас проблемы?</text:p>
        </text:list-item>
        <text:list-item>
          <text:p text:style-name="P75">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317318948646348129" text:style-name="L11">
        <text:list-item>
          <text:p text:style-name="P76">Так что, будем ломать дверь? – Эпплджек критически осмотрелась, подмечая бабулек на лавочке и зевак во внутреннем скверике.</text:p>
        </text:list-item>
      </text:list>
      <text:list xml:id="list6649887554292944403" text:style-name="L12">
        <text:list-item>
          <text:p text:style-name="P77">Нет нужды. Лучше станьте-ка сзади меня так, чтобы заслонить от этих бабулек и от вооон той камеры наблюдения.</text:p>
        </text:list-item>
      </text:list>
      <text:list xml:id="list7529425928889033278" text:style-name="L13">
        <text:list-header>
          <text:p text:style-name="P9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3">Раздался лёгкий «кряк» и дверь подалась.</text:p>
      <text:list xml:id="list246435478972761992" text:style-name="L14">
        <text:list-item>
          <text:p text:style-name="P95">Девушки, заходим.</text:p>
        </text:list-item>
      </text:list>
      <text:p text:style-name="P31"><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1"><text:span text:style-name="T1">Компьютер</text:span> стоял там же, где и обычно <text:span text:style-name="T1">— в личном кабинете Влада на столе у окна.</text:span></text:p>
      <text:list xml:id="list4192299788726857729" text:style-name="L15">
        <text:list-item>
          <text:p text:style-name="P96">Макс, тут окно разбито! И верёвка какая-то висит. – крикнула Флаттершай из кухни.</text:p>
        </text:list-item>
        <text:list-item>
          <text:p text:style-name="P96">Оставь, Флатти, не сейчас! – отмахнулся я.</text:p>
        </text:list-item>
      </text:list>
      <text:p text:style-name="P49">Лампочка питания на ноутбуке горела, <text:s/>но подключенный монитор оставался тёмным. Я постучал по пробелу, но безрезультатно.</text:p>
      <text:list xml:id="list3415879067818226862" text:style-name="L16">
        <text:list-item>
          <text:p text:style-name="P97">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97">Монитор выключен. – <text:s/>раздалось из угла. Кресло с высокой спинкой повернулось, открыв нашим взорам Дискорда. </text:p>
        </text:list-item>
      </text:list>
      <text:p text:style-name="P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4">Он приподнял панамку, дурашливо здороваясь.</text:p>
      <text:list xml:id="list979607601824656460" text:style-name="L17">
        <text:list-item>
          <text:p text:style-name="P98">Оп-па! – пробормотала Эпплджек. – Нежданчик!</text:p>
        </text:list-item>
      </text:list>
      <text:list xml:id="list5333098365076136765" text:style-name="L18">
        <text:list-item>
          <text:p text:style-name="P99">Ты, я вижу, времени не терял, – моя рука под прикрытием стола медленно тянулась к тяжёлой фарфоровой кружке, стоящей на краю.</text:p>
        </text:list-item>
        <text:list-item>
          <text:p text:style-name="P67">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67">А почему ты вообще решил искать нас тут? – спросила Эпплджек. – Приехал бы домой. Мы б тебя чаем напоили.</text:p>
        </text:list-item>
        <text:list-item>
          <text:p text:style-name="P67">Видишь ли, дорогая Эй-Джей, я с самого начала знал, где находится наша уважаемая принцесса, а времени в обрез, так что...</text:p>
        </text:list-item>
      </text:list>
      <text:p text:style-name="P52">В проёме дверей появилась Флаттершай.</text:p>
      <text:list xml:id="list2945131295293680251" text:style-name="L19">
        <text:list-item>
          <text:p text:style-name="P68">С кем это вы тут разговариваете?</text:p>
          <text:p text:style-name="P69">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52">Оглушённый Дискорд попытался было отъехать на кресле в сторону, но я припёр его стулом к стенке.</text:p>
      <text:p text:style-name="P50"><text:soft-page-break/>– Жанна, Флатти, хватайте ноут и на выход! Я с ним разберусь! Не теряйте вре...!</text:p>
      <text:p text:style-name="P50">– ТЫ ИДИО...!!!</text:p>
      <text:p text:style-name="P50">Дискорд <text:s/>зорал одновременно со мной, прикрываясь от меня руками, когда раздался оглушительный</text:p>
      <text:p text:style-name="P50">...</text:p>
      <text:p text:style-name="P51">БАХ!!!</text:p>
      <text:p text:style-name="P50">…</text:p>
      <text:p text:style-name="P50">Эпплджек с <text:s/>нервным всхлипом опустила толстенный том «Энтерпрайз-паттернов» , издание девятое, дополненное.</text:p>
      <text:p text:style-name="P44">На лице Дискорда появилось удивлённо-мечтательное выражение и он вырубился.</text:p>
      <text:p text:style-name="P44"/>
      <text:h text:style-name="Heading_20_2" text:outline-level="2">Селестия</text:h>
      <text:p text:style-name="P44"/>
      <text:p text:style-name="P44">Включенный монитор показал схематическое изображение Селестиии, </text:p>
      <text:p text:style-name="P45">&gt;\<text:span text:style-name="T1">Привет, Селестия. Это Макс. Как себя чувствуешь?</text:span></text:p>
      <text:p text:style-name="P45">&lt;\<text:span text:style-name="T1">Макс? МАКС??? МА-А-А-АКС!!! НАКОНЕЦ-ТО! КАК Я РАДА ТЕБЯ СЛЫШАТЬ! </text:span></text:p>
      <text:p text:style-name="P44"/>
      <text:p text:style-name="P45">&gt;\<text:span text:style-name="T1">Я рад, что нашёл тебя, Тия.</text:span></text:p>
      <text:p text:style-name="P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5">&gt;\<text:span text:style-name="T1">Тия, я сейчас подключу микрофон и колонки, и мы сможем общаться более удобно.</text:span></text:p>
      <text:p text:style-name="P44">…</text:p>
      <text:p text:style-name="P44">– Привет опять. Как ты меня слышишь?</text:p>
      <text:p text:style-name="P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5">– <text:span text:style-name="T1">Могу себе представить. Как-то раз я провёл три часа камере сенсорной депривации. Мне не понравилось.</text:span></text:p>
      <text:p text:style-name="P44">– Эммм... Ваше Высочество, вы в порядке? Мы так рады, что наконец-то нашли Вас! – вклинилась в разговор Эпплджек.</text:p>
      <text:p text:style-name="P44">– Кто тут? Макс, кто ещё с тобой?</text:p>
      <text:p text:style-name="P45"><text:span text:style-name="T1">– Со мной Эпплджек и Флаттершай. Мы пришли сюда полгода </text:span>&lt;<text:span text:style-name="T2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5">– <text:span text:style-name="T1">Девочки? Я рада вас слышать. А Твайлайт нет рядом?</text:span></text:p>
      <text:p text:style-name="P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4">При этих словах Дискорд замычал и задёргался. Эпплджек нахмурилась и проверила верёвки, привязывающие его к спинке стула.</text:p>
      <text:p text:style-name="P44">– Нам надо подумать, как быть с тобой. Не можем же мы переправить ноутбук в Эквестрию? Он <text:soft-page-break/>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4">– Ноутбук — так называется место, где я нахожусь сейчас? А кто это мычит?</text:p>
      <text:p text:style-name="P4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4">– О, духи предков, но зачем??? Почему у него кляп во рту?</text:p>
      <text:p text:style-name="P44">– Мы связали его. Он нас предал. И тебя. И Эквестрию. Всех.</text:p>
      <text:p text:style-name="P44">При этих словах Эпплджек и Флаттершай непонимающе уставились на меня, а Дискорд протестующе замычал.</text:p>
      <text:p text:style-name="P44">Я начал рассказывать о своих догадках, и непонимающее выражение на лицах девушек сменилось удивлением.</text:p>
      <text:p text:style-name="P44">– Нифигасе! – Эпплджек уставилась на Дискорда. – Никогда бы не догадалась! Он, конечно, пиз<text:span text:style-name="T11">#</text:span>обол и распи<text:span text:style-name="T11">#</text:span>дяй, но чтоб предатель... Я о таком и не думала даже.</text:p>
      <text:p text:style-name="P44">– А зачем тогда ты приложила его книгой? – непонимающе уставился я на неё.</text:p>
      <text:p text:style-name="P44">– Потому что ты напал на него. Я и подумала — тебе виднее. И помогла.</text:p>
      <text:p text:style-name="P44">Флаттершай отрицающе мотнула головой.</text:p>
      <text:p text:style-name="P44">– Не может Дискорд быть предателем. Он мой друг.</text:p>
      <text:p text:style-name="P44">Дискорд благодарственно замычал и закивал головой.</text:p>
      <text:p text:style-name="P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4">Дискорд завёл глаза на лоб и обречённо завыл.</text:p>
      <text:p text:style-name="P44">– Макс, постой. Дай мне поговорить с ним. – сказала Селестия. – Не могу поверить, что Дискорд на такое пошёл.</text:p>
      <text:p text:style-name="P44">– Ну хорошо. Поговори. Послушаем, что он скажет.</text:p>
      <text:p text:style-name="P44">Я красноречиво покачал кулак перед его носом и вытащил кляп.</text:p>
      <text:p text:style-name="P44">...</text:p>
      <text:p text:style-name="P54">– Ффы, тьфу, пффф, пфу! <text:span text:style-name="T11">&lt;</text:span>Вот дискорд! Я, то бишь!<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54">– Это я-то устраиваю цирк?!! ДА ТЫ НА СЕБЯ ПОСМОТРИ, КЛОУН!!! На людей кидаешься, чашками бросаешься, вон, мне нос разбил! Дерёшься...</text:p>
      <text:p text:style-name="P54">Я угрожающе поднёс тряпку к лицу Дискорда.</text:p>
      <text:p text:style-name="P54">– Ещё одно слово в таком тоне, и ты заткнёшься, а мы уйдём в Эквестрию без тебя!</text:p>
      <text:p text:style-name="P5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4">Дискорд демонстративно закрыл рот и посвистывая уставился в потолок.</text:p>
      <text:p text:style-name="P54">Разговор зашёл в тупик.</text:p>
      <text:p text:style-name="P56"/>
      <text:p text:style-name="P57"><text:soft-page-break/>На мониторе высветился текст:</text:p>
      <text:p text:style-name="P5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7"/>
      <text:p text:style-name="P57">Из колонок послышался лёгкий шорох.</text:p>
      <text:p text:style-name="P54">– Дик, сейчас не время для ссор. – голос Селестии был мягким, но настойчивым. – Мы в одной лодке.</text:p>
      <text:p text:style-name="P54">– Тебе легко говорить! Тебе не разбивали нос и не оскорбляли угрозами!</text:p>
      <text:p text:style-name="P54">– Ты должен понимать, что у Макса были все основания так себя вести. Твоё поведение вызвало подозрения у него, ведь он мало тебя знает. </text:p>
      <text:p text:style-name="P54">К уговорам Селестии присоединилась Флаттершай.</text:p>
      <text:p text:style-name="P54">– Дискорд, миленький, прости его. Макс хороший. Он просто не знал, что ты тоже хороший...</text:p>
      <text:p text:style-name="P54">У Дискорда покраснели уши и он засмущался и заворчал.</text:p>
      <text:p text:style-name="P5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4">Я пропустил «дятла» мимо ушей.</text:p>
      <text:p text:style-name="P5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4"/>
      <text:p text:style-name="P5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4">Потому разбрасываться такой возможностью не стоит. Если уж тебе повезло оказаться в новом мире — исследуй его сполна!..</text:p>
      <text:p text:style-name="P55">***</text:p>
      <text:p text:style-name="P59">&lt;<text:span text:style-name="T1">сюда можно вставить похождения Дискорда — вторая неопубликованная глава. Первая — секс с Селестией</text:span>&gt;</text:p>
      <text:p text:style-name="P55">***</text:p>
      <text:p text:style-name="P55"/>
      <text:p text:style-name="P57"><text:soft-page-break/>– Развяжите мне, наконец, руки! Или хотя бы одну. Плечами жестикулировать неудобно.... </text:p>
      <text:p text:style-name="P57">Я развязал Дискорду левую руку.</text:p>
      <text:p text:style-name="P5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7">Дискорд принялся разминать затёкшее запястье.</text:p>
      <text:p text:style-name="P5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57">– Какое письмо, Корди? – вскинулась до этого зачарованно слушавшая Дискорда Флаттершай.</text:p>
      <text:p text:style-name="P57">– Ну ваше же! Вы с Эпплджек написали мне о своих мытарствах тут. Вежливо так написали, спасибо...</text:p>
      <text:p text:style-name="P57">Флаттершай покрылась пунцовыми пятнами.</text:p>
      <text:p text:style-name="P57">– Я... Мы... – тут она совсем стушевалась.</text:p>
      <text:p text:style-name="P57">– Так а почему ты сказал, что никто не уйдёт в Эквестрию? – наконец перебила Дискорда скучавшая до этого Эпплджек.</text:p>
      <text:p text:style-name="P57">Дискорд уставился на неё долгим взглядом, а потом хлопнул себя по лбу.</text:p>
      <text:p text:style-name="P5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26">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2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57">– И что? – продолжила его мысль Эпплджек.</text:p>
      <text:p text:style-name="P57">– Эквестрийские три месяца КО-РО-ЧЕ местных. – с нажимом повторил Дискорд. – По моим подсчётам, на два дня.</text:p>
      <text:p text:style-name="P57">– И?!! – до меня уже дошло, но Эпплджек продолжала тупить.</text:p>
      <text:p text:style-name="P57">– Короче, времени у нас осталось что-то около пятнадцати минут. Или около того. – заявил Дискорд, поднеся к глазам запястье с массивными часами.</text:p>
      <text:p text:style-name="P57">– СКОЛЬКО??? – воскликнули хором я и девушки.</text:p>
      <text:p text:style-name="P57">Дискорд открыл было рот, но его слова заглушил звонок в дверь.</text:p>
      <text:p text:style-name="P57">– ОТКРОЙТЕ, ПОЛИЦИЯ! Вам даётся полминуты, чтобы открыть дверь. Через тридцать секунд дверь будет выбита!</text:p>
      <text:p text:style-name="P5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57">Массаракш!</text:p>
      <text:p text:style-name="P57"><text:soft-page-break/>– На крышу, живо!!! Через окно на кухне! – зашипел Дискорд, отчаянно дёргая узлы свободной рукой.</text:p>
      <text:p text:style-name="P57">Эпплджек, одной рукой сгребя в охапку ноутбук, второй увлекая Флаттершай, кинулась на кухню.</text:p>
      <text:p text:style-name="P57">– А толку? Куда мы с крыши денемся? – спросил я растерянно. Дискорд только раздражённо зарычал в ответ.</text:p>
      <text:p text:style-name="P54">Дверь содрогнулась от мощного удара. Послышался стук падающей штукатурки. Я сломя голову кинулся на кухню.</text:p>
      <text:p text:style-name="P54">– Развяжи меня, идиот!!! – гаркнул вдогонку Дискорд.</text:p>
      <text:p text:style-name="P5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4">– Давай на крышу! Я догоню! – рявкнул он, освобождая вторую руку.</text:p>
      <text:p text:style-name="P54">От второго удара дверная коробка крякнула и наполовину въехала в коридор. </text:p>
      <text:p text:style-name="P5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4">Верёвка в кухонном окне дёргалась от движений лезущих по ней Флатти и Эпплджек. Я словил её рукой и стал на подоконник.</text:p>
      <text:p text:style-name="P54">Чёрт!</text:p>
      <text:p text:style-name="P5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4">Но нет, триста тысяч чертей, раз девушки смогли – я тоже смогу!</text:p>
      <text:p text:style-name="P5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4">Я успел сократить расстояние до Эпплджек наполовину, когда девушки нашли решение.</text:p>
      <text:p text:style-name="P5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4">Я выдохнул.</text:p>
      <text:p text:style-name="P5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5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4">Чёрт! Чёрт! Чёрт! Чёрт!</text:p>
      <text:p text:style-name="P54">Бля!!!...</text:p>
      <text:p text:style-name="P54">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54"/>
      <text:h text:style-name="Heading_20_2" text:outline-level="2">Назад, в Эквестрию</text:h>
      <text:p text:style-name="P54"/>
      <text:p text:style-name="P54">Долго паниковать не пришлось. </text:p>
      <text:p text:style-name="P54">Я почувствовал сильный рывок за шиворот и захват поперёк груди. </text:p>
      <text:p text:style-name="P54">– ОТПУСТИ ДЕВЧОНКУ!!! – загрохотало мне в ухо. Я открыл глаза.</text:p>
      <text:p text:style-name="P5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4">Я чуть поднял глаза и уставился в чешуйчатую морду дракона.</text:p>
      <text:p text:style-name="P54">– Отпусти Эпплджек. Я её держу. – повторил Дискорд. – Мне сбалансироваться надо. Вы не такие уж и лёгкие.</text:p>
      <text:p text:style-name="P5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4">Наконец это ему удалось, и дальнейший подъём на крышу происходил в молчании.</text:p>
      <text:p text:style-name="P5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4">Флаттершай оторвала заплаканное лицо от моей ветровки.</text:p>
      <text:p text:style-name="P54">– Да-да, ты прав, Корди. Я готова.</text:p>
      <text:p text:style-name="P54">На длинной шее Дискорда разместились Эпплджек и Флаттершай. Я, для сохранения баланса, разместился позади крыльев.</text:p>
      <text:p text:style-name="P54">Дискорд расправил крылья и начал короткую пробежку к краю.</text:p>
      <text:p text:style-name="P5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4"><text:soft-page-break/>И мы полетели навстречу закату.</text:p>
      <text:p text:style-name="P5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4">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5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4">– Пристегните ремни! – проревел Дискорд, резко ускоряясь. – Будет весело!!!</text:p>
      <text:p text:style-name="P5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4">– ЙУУУУУУУХХХУУУУУ!!! – заорал Дискорд, сложил крылья и врезался в шар.</text:p>
      <text:p text:style-name="P58">&lt;<text:span text:style-name="T2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5"/>
      <text:p text:style-name="P3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1"><text:soft-page-break/><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31"><text:span text:style-name="T1">– </text:span>Анакорн. <text:span text:style-name="T1">– о</text:span>трекомендовался он. <text:span text:style-name="T11">– </text:span><text:span text:style-name="T1">Демиург.</text:span></text:p>
      <text:p text:style-name="P31"><text:span text:style-name="T1">– </text:span>П-привет. Макс. <text:span text:style-name="T1">– в</text:span> смятении представился я.</text:p>
      <text:p text:style-name="P3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3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1"><text:span text:style-name="T1">Юноша</text:span> закинул ногу за ногу и пытливо смотрел на меня, играя карандашём .</text:p>
      <text:p text:style-name="P31">Я совсем запутался.</text:p>
      <text:p text:style-name="P31"><text:span text:style-name="T1">– </text:span>Какая проблема? Какое решение? Кто ты <text:span text:style-name="T1">вообще</text:span>?</text:p>
      <text:p text:style-name="P31"><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3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3">– Стоп, не торопись. – у меня голова пошла кругом от информации. – Я ничего не понял. Какие-такие проблемы? Какие варианты? Зачем его поддерживать?</text:p>
      <text:p text:style-name="P33">Анакорн недовольно поморщился, но продолжил.</text:p>
      <text:p text:style-name="P3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3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3">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3">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3">На голограмме появилась солнечная система Эквуса. Почему-то в центре системы был сам Эквус. Вокруг него вращались солнце и луна.</text:p>
      <text:p text:style-name="P33">Анакорн плюхнулся обратно в кресло и схватился за голову. Потом, немного успокоившись, продолжил.</text:p>
      <text:p text:style-name="P3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3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31">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3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33">Анакорн постучал по столику указкой. Солнечная система увеличилась, оставив в поле зрения только шар Эквуса.</text:p>
      <text:p text:style-name="P3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9">старом аналоговом телевизоре.</text:span></text:p>
      <text:p text:style-name="P37"><text:soft-page-break/>Ко мне наконец-то пришло понимание ситуации.</text:p>
      <text:p text:style-name="P3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3">Анакорн смутился.</text:p>
      <text:p text:style-name="P3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3">(<text:span text:style-name="T2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3"><text:span text:style-name="T28">– Сам ты раздолбай! – произнёс, наконец, Свирл</text:span>)</text:p>
      <text:p text:style-name="P33">… И создали вы его достаточно топорно — видишь, он трещит по швам.</text:p>
      <text:p text:style-name="P33">– Хмм. То есть, это брони создали Эквус?</text:p>
      <text:p text:style-name="P3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3">Я вспомнил события последнего года <text:span text:style-name="T11">&lt;</text:span>упомянуть в эпизоде на Терре, что МЛП-сериал закрылся год назад<text:span text:style-name="T11">&gt;</text:span></text:p>
      <text:p text:style-name="P3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3">Анакорн с такой силой сжал карандаш, что он хрустнул.</text:p>
      <text:p text:style-name="P3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5">– </text:p>
      <text:p text:style-name="P3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7">– Верни Рэйнбоу!!!</text:p>
      <text:p text:style-name="P37">Обломки карандаша выпали из кулака Анакорна на столик.</text:p>
      <text:p text:style-name="P37">– Э-э-э… м-м-м… ну-у-у... Нельзя сказать, что это совсем невыполнимо… Но, прямо скажу, задачка не для студента!</text:p>
      <text:p text:style-name="P37">– А ты студент?</text:p>
      <text:p text:style-name="P3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7"><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7">– Нет. Плата остаётся неизменной. Тут мы квиты. У меня тоже мало шансов помочь тебе — я не имею ни малейшего понятия, как это сделать.</text:p>
      <text:p text:style-name="P37">Ставшие почти прозрачными стены комнаты снова обрели материальность. Анакорн пожал плечами и протянул мне руку через столик.</text:p>
      <text:p text:style-name="P3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7">Я задумался.</text:p>
      <text:p text:style-name="P3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7">Анакорн почесал в затылке.</text:p>
      <text:p text:style-name="P37">– А кьютимарки? Как, <text:span text:style-name="T11">&lt;чёрт&gt;</text:span> меня побери, объяснить кьютимарки?</text:p>
      <text:p text:style-name="P37"><text:soft-page-break/>– А кьютимарки ты сам даришь пони, когда распознаёшь их жизненное предназначение.</text:p>
      <text:p text:style-name="P3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7">Я пожал плечами.</text:p>
      <text:p text:style-name="P37">– А по-другому я не могу объяснить их появление. К сожалению.</text:p>
      <text:p text:style-name="P4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6">– Хорошо. Уболтал. Кьютимарки беру на себя. Так и знал, что мне самое трудное достанется!</text:p>
      <text:p text:style-name="P4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6">Анакорн проследил мой взгляд.</text:p>
      <text:p text:style-name="P46">– Нечего так смотреть. Если я стану применять магию вместо ловкости, теряется весь смысл упражнения... О, глянь-ка на Эквус!</text:p>
      <text:p text:style-name="P46">И впрямь, было на что посмотреть. Уровень помех на модели Эквуса значительно снизился и сама она стала светиться ровным голубоватым светом.</text:p>
      <text:p text:style-name="P4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6"/>
      <text:p text:style-name="P48">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48"/>
      <text:p text:style-name="P46">Я опять задумался. В голове было пусто. Хотя, если подумать с точки зрения программиста, можно... Наверное можно, раз все предыдущее прокатило...</text:p>
      <text:p text:style-name="P47">– <text:span text:style-name="T2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7">– Не понял? Это как? Как ты совместишь разрушенную магическими войнами Эквестрию с романтически-сексуальным раем для попаданцев?</text:p>
      <text:list xml:id="list5680373086402682985" text:style-name="L20">
        <text:list-item>
          <text:p text:style-name="P100">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0">Анакорн долго мусолил карандаш, а потом вдруг заржал.</text:p>
        </text:list-item>
        <text:list-item>
          <text:p text:style-name="P100">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100"><text:soft-page-break/>Я ничего никому не назначаю. Ты просил меня придумать отмазку для объяснения различий в фэндоме — я придумал. Не нравится — ну, извиняй.</text:p>
          <text:p text:style-name="P100">Анакорн примирительно похлопал меня по плечу.</text:p>
        </text:list-item>
        <text:list-item>
          <text:p text:style-name="P100">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0">Я подозрительно посмотрел на Анакорна.</text:p>
        </text:list-item>
        <text:list-item>
          <text:p text:style-name="P100">Какой ещё, нафиг, «мой фанфик»? Я никакого фанфика не писал. И не собираюсь, вообще-то.</text:p>
        </text:list-item>
      </text:list>
      <text:p text:style-name="P47"><text:tab/>Анакорн ехидно ухмыльнулся и откинулся в кресле, переплетя пальцы за затылком.</text:p>
      <text:list xml:id="list6430289731969602994" text:style-name="L21">
        <text:list-item>
          <text:p text:style-name="P101">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8427363454487054834" text:style-name="L22">
        <text:list-item>
          <text:p text:style-name="P102">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102">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102">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102">Анакорн развёл руками.</text:p>
        </text:list-item>
        <text:list-item>
          <text:p text:style-name="P102">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4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6">Анакорн, глядя на мои терзания, понимающе кивнул и продолжил.</text:p>
      <text:p text:style-name="P3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3">– Гм! Я бы попросил тебя не касаться моих отношений с Рэйнбоу.</text:p>
      <text:p text:style-name="P3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text:soft-page-break/>Эквуса нет в наличии самок твоего вида — вот он и пытался удовлетворить тебя хоть так. Поверь, ему очень нужна твоя помощь.</text:p>
      <text:p text:style-name="P33">У меня сердце буквально ухнуло куда-то вниз, в область желудка.</text:p>
      <text:p text:style-name="P3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3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3">– Та ладно, не утешай. Я не маленький ребёнок. Долг платежём красен. Сделаю то, что ты хочешь. Как сумею.</text:p>
      <text:p text:style-name="P3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3">Анакорн наблюдал за мной без улыбки. По его нейтральному выражению лица невозможно было догадаться, о чём он думает.</text:p>
      <text:p text:style-name="P33">– Ну вот и отлично. Рад, что мы наконец-то пришли к сделке.</text:p>
      <text:p text:style-name="P3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8">– Пора закругляться. Ты начинаешь сгорать. Надо утрясти последние детали, пока ещё есть пару минут.</text:p>
      <text:p text:style-name="P33">– Валяй. Я тебя внимательно слушаю.</text:p>
      <text:p text:style-name="P3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0">Такова природа низкоэнергетических монад</text:span>.</text:p>
      <text:p text:style-name="P33">– А я разве сплю?</text:p>
      <text:p text:style-name="P33">– Сейчас — нет. Но как только мы закроем сделку — проснёшься. Потому что нет иного способа вернуть тебя в реальный мир.</text:p>
      <text:p text:style-name="P33">– Эээ, постой. А как я в Эквестрию и обратно возвращался?</text:p>
      <text:p text:style-name="P3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3">Так вот, возвращать тебя обратно в твой мир я не буду. </text:p>
      <text:p text:style-name="P33">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33"><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3">– Ты ещё увидишь пару снов на прощание. Удачи!</text:p>
      <text:p text:style-name="P33"/>
      <text:p text:style-name="P34">***</text:p>
      <text:p text:style-name="P33">– Привет, Макс. – образ Селестии снова реял передо мной, как полгода назад. – Я хочу поблагодарить тебя за всё.</text:p>
      <text:p text:style-name="P33">– Пожалста. – ответил я безучастно. – Всегда рад. Только Вам не нужно было ТАК распинаться, чтобы заручиться моей помощью.</text:p>
      <text:p text:style-name="P33">Селестия на мгновение смутилась, но продолжила.</text:p>
      <text:p text:style-name="P33">–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3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4">Селестия кивнула, соглашаясь, и образ её начал меркнуть.</text:p>
      <text:p text:style-name="P58">– <text:span text:style-name="T1">Окей. Будь счастлив и... спасибо тебе за всё, Макс.</text:span></text:p>
      <text:p text:style-name="P54">…</text:p>
      <text:p text:style-name="P5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4"/>
      <text:list xml:id="list5479023576975246579" text:style-name="L23">
        <text:list-header>
          <text:p text:style-name="P103">(<text:span text:style-name="T36">Луна — как повелительница снов, слышала разговор Макса с Анакорном</text:span>)</text:p>
          <text:p text:style-name="P104"/>
        </text:list-header>
      </text:list>
      <text:p text:style-name="P55">***</text:p>
      <text:p text:style-name="P31"><text:span text:style-name="T1">–</text:span> Ты?..</text:p>
      <text:p text:style-name="P31"><text:span text:style-name="T1">–</text:span> Ты??!</text:p>
      <text:p text:style-name="P31"><text:soft-page-break/><text:span text:style-name="T1">–</text:span> Ты мне снишься??</text:p>
      <text:p text:style-name="P31"><text:span text:style-name="T1">–</text:span> Это ты мне снишься!!</text:p>
      <text:p text:style-name="P31"><text:span text:style-name="T1">–</text:span> Неважно… Пусть мы друг-другу снимся… Ты как, Дэш?</text:p>
      <text:p text:style-name="P3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1"><text:span text:style-name="T1">–</text:span> И я в порядке. Вот, возвращаюсь в свой мир. Ну, не совсем в свой. Почти в свой.</text:p>
      <text:p text:style-name="P31"><text:span text:style-name="T1">–</text:span> Навсегда?</text:p>
      <text:p text:style-name="P31"><text:span text:style-name="T1">–</text:span> Скорее всего, да.</text:p>
      <text:p text:style-name="P31"><text:span text:style-name="T1">–</text:span> Это плохо. Я хотела тебе сказать…</text:p>
      <text:p text:style-name="P31"><text:span text:style-name="T1">–</text:span> Не надо, Дэш. Не стоит терзать себя. Мне тоже очень хотелось остаться. Но так надо. Мне очень жаль…</text:p>
      <text:p text:style-name="P3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1"><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1"><text:span text:style-name="T1">–</text:span> И тебя, и Твайлайт, и Рэрити, и Селестию, и всех-всех-всех… Таковы правила.</text:p>
      <text:p text:style-name="P31"><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31">Я опустил руку на шею Дэш и ощутил теплоту и лёгкое покалывание в пустоте.</text:p>
      <text:p text:style-name="P31"><text:span text:style-name="T11">–</text:span> Мне кажется, Дэш, <text:span text:style-name="T1">м</text:span>ы найдём способ связаться. Рано или поздно.</text:p>
      <text:p text:style-name="P31"><text:span text:style-name="T1">–</text:span> И лучше рано, чем поздно! Я не люблю ждать!</text:p>
      <text:p text:style-name="P31"><text:span text:style-name="T1">–</text:span> Да, Дэш. <text:span text:style-name="T1">–</text:span> Её образ начал таять. <text:span text:style-name="T1">–</text:span> Да, я помню. Я всё ещё помню…</text:p>
      <text:p text:style-name="P31"/>
      <text:h text:style-name="Heading_20_2" text:outline-level="2">Земля</text:h>
      <text:p text:style-name="P31"/>
      <text:p text:style-name="P39">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чёрту!</text:span></text:p>
      <text:p text:style-name="P39"><text:span text:style-name="T1">Я нашарил ногами тапки и пошёл в ванную. Проходя мимо стола, зацепился взглядом за</text:span> эскиз <text:span text:style-name="T1">рисунка</text:span>.</text:p>
      <text:p text:style-name="P3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0">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0">Доставая из стола ключи от машины, опять наткнулся взглядом на эскиз.</text:p>
      <text:p text:style-name="P4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0">Назову-ка я фантазию «Последний фанфик».</text:p>
      <text:p text:style-name="P40"/>
      <text:p text:style-name="P40"/>
      <text:p text:style-name="P40"/>
      <text:p text:style-name="P31"/>
      <text:p text:style-name="P31"/>
      <text:p text:style-name="P31"/>
      <text:p text:style-name="P31"/>
      <text:p text:style-name="P31"/>
      <text:p text:style-name="P31"/>
      <text:p text:style-name="P31"/>
      <text:p text:style-name="P3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1"/>
      <text:p text:style-name="P31">\n\n-\nАнакорн объясняет, почему он обращается к Максу напрямую (тот уже обо всём догадался, а <text:soft-page-break/>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22T14:47:41.980000000</dc:date>
    <meta:editing-duration>P29DT2H36M18S</meta:editing-duration>
    <meta:editing-cycles>407</meta:editing-cycles>
    <meta:generator>LibreOffice/4.1.2.3$Windows_x86 LibreOffice_project/40b2d7fde7e8d2d7bc5a449dc65df4d08a7dd38</meta:generator>
    <meta:document-statistic meta:table-count="0" meta:image-count="0" meta:object-count="0" meta:page-count="89" meta:paragraph-count="1481" meta:word-count="41413" meta:character-count="277172" meta:non-whitespace-character-count="235988"/>
  </office:meta>
</office:document-meta>
</file>